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" manifest:full-path="ObjectReplacements/Object 46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" manifest:full-path="Object 11/statusbar/"/>
  <manifest:file-entry manifest:media-type="" manifest:full-path="Object 11/accelerator/"/>
  <manifest:file-entry manifest:media-type="" manifest:full-path="Object 11/floater/"/>
  <manifest:file-entry manifest:media-type="" manifest:full-path="Object 11/popupmenu/"/>
  <manifest:file-entry manifest:media-type="text/xml" manifest:full-path="Object 11/content.xml"/>
  <manifest:file-entry manifest:media-type="" manifest:full-path="Object 11/progressbar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" manifest:full-path="Object 12/statusbar/"/>
  <manifest:file-entry manifest:media-type="" manifest:full-path="Object 12/accelerator/"/>
  <manifest:file-entry manifest:media-type="" manifest:full-path="Object 12/floater/"/>
  <manifest:file-entry manifest:media-type="" manifest:full-path="Object 12/popupmenu/"/>
  <manifest:file-entry manifest:media-type="text/xml" manifest:full-path="Object 12/content.xml"/>
  <manifest:file-entry manifest:media-type="" manifest:full-path="Object 12/progressbar/"/>
  <manifest:file-entry manifest:media-type="" manifest:full-path="Object 12/menubar/"/>
  <manifest:file-entry manifest:media-type="" manifest:full-path="Object 12/toolbar/"/>
  <manifest:file-entry manifest:media-type="" manifest:full-path="Object 12/images/Bitmaps/"/>
  <manifest:file-entry manifest:media-type="" manifest:full-path="Object 12/images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statusbar/"/>
  <manifest:file-entry manifest:media-type="" manifest:full-path="Object 13/accelerator/"/>
  <manifest:file-entry manifest:media-type="" manifest:full-path="Object 13/floater/"/>
  <manifest:file-entry manifest:media-type="" manifest:full-path="Object 13/popupmenu/"/>
  <manifest:file-entry manifest:media-type="text/xml" manifest:full-path="Object 13/content.xml"/>
  <manifest:file-entry manifest:media-type="" manifest:full-path="Object 13/progressbar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" manifest:full-path="Object 14/statusbar/"/>
  <manifest:file-entry manifest:media-type="" manifest:full-path="Object 14/accelerator/"/>
  <manifest:file-entry manifest:media-type="" manifest:full-path="Object 14/floater/"/>
  <manifest:file-entry manifest:media-type="" manifest:full-path="Object 14/popupmenu/"/>
  <manifest:file-entry manifest:media-type="text/xml" manifest:full-path="Object 14/content.xml"/>
  <manifest:file-entry manifest:media-type="" manifest:full-path="Object 14/progressbar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statusbar/"/>
  <manifest:file-entry manifest:media-type="" manifest:full-path="Object 15/accelerator/"/>
  <manifest:file-entry manifest:media-type="" manifest:full-path="Object 15/floater/"/>
  <manifest:file-entry manifest:media-type="" manifest:full-path="Object 15/popupmenu/"/>
  <manifest:file-entry manifest:media-type="text/xml" manifest:full-path="Object 15/content.xml"/>
  <manifest:file-entry manifest:media-type="" manifest:full-path="Object 15/progressbar/"/>
  <manifest:file-entry manifest:media-type="" manifest:full-path="Object 15/menubar/"/>
  <manifest:file-entry manifest:media-type="" manifest:full-path="Object 15/toolbar/"/>
  <manifest:file-entry manifest:media-type="" manifest:full-path="Object 15/images/Bitmaps/"/>
  <manifest:file-entry manifest:media-type="" manifest:full-path="Object 15/images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statusbar/"/>
  <manifest:file-entry manifest:media-type="" manifest:full-path="Object 1/accelerato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statusbar/"/>
  <manifest:file-entry manifest:media-type="" manifest:full-path="Object 2/accelerato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statusbar/"/>
  <manifest:file-entry manifest:media-type="" manifest:full-path="Object 3/accelerato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menubar/"/>
  <manifest:file-entry manifest:media-type="" manifest:full-path="Object 3/toolbar/"/>
  <manifest:file-entry manifest:media-type="" manifest:full-path="Object 3/images/Bitmaps/"/>
  <manifest:file-entry manifest:media-type="" manifest:full-path="Object 3/images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statusbar/"/>
  <manifest:file-entry manifest:media-type="" manifest:full-path="Object 4/accelerato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statusbar/"/>
  <manifest:file-entry manifest:media-type="" manifest:full-path="Object 5/accelerato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statusbar/"/>
  <manifest:file-entry manifest:media-type="" manifest:full-path="Object 7/accelerato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" manifest:full-path="Object 7/images/Bitmaps/"/>
  <manifest:file-entry manifest:media-type="" manifest:full-path="Object 7/images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" manifest:full-path="Object 8/statusbar/"/>
  <manifest:file-entry manifest:media-type="" manifest:full-path="Object 8/accelerator/"/>
  <manifest:file-entry manifest:media-type="" manifest:full-path="Object 8/floater/"/>
  <manifest:file-entry manifest:media-type="" manifest:full-path="Object 8/popupmenu/"/>
  <manifest:file-entry manifest:media-type="text/xml" manifest:full-path="Object 8/content.xml"/>
  <manifest:file-entry manifest:media-type="" manifest:full-path="Object 8/progressbar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" manifest:full-path="Object 9/statusbar/"/>
  <manifest:file-entry manifest:media-type="" manifest:full-path="Object 9/accelerator/"/>
  <manifest:file-entry manifest:media-type="" manifest:full-path="Object 9/floater/"/>
  <manifest:file-entry manifest:media-type="" manifest:full-path="Object 9/popupmenu/"/>
  <manifest:file-entry manifest:media-type="text/xml" manifest:full-path="Object 9/content.xml"/>
  <manifest:file-entry manifest:media-type="" manifest:full-path="Object 9/progressbar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style:font-size-asian="12.25pt" style:font-weight-asian="normal" style:font-size-complex="14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 style:list-style-name="L1">
      <style:paragraph-properties fo:text-align="center" style:justify-single-word="false"/>
      <style:text-properties style:text-position="0% 100%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text-position="0% 100%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style:text-position="0% 100%" fo:font-size="14pt" style:text-underline-style="none" fo:font-weight="bold" style:font-size-asian="12.25pt" style:font-weight-asian="bold" style:font-size-complex="14pt" style:font-weight-complex="bold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style:text-position="sub 58%" fo:font-size="18pt" style:font-size-asian="15.75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8pt" style:font-size-asian="18pt" style:font-size-complex="18pt"/>
    </style:style>
    <style:style style:name="T6" style:family="text">
      <style:text-properties style:text-position="0% 100%" fo:font-size="12pt" style:font-size-asian="10.5pt" style:font-size-complex="12pt"/>
    </style:style>
    <style:style style:name="T7" style:family="text">
      <style:text-properties style:text-position="0% 100%" fo:font-size="12pt" fo:font-weight="bold" style:font-size-asian="10.5pt" style:font-weight-asian="bold" style:font-size-complex="12pt" style:font-weight-complex="bold"/>
    </style:style>
    <style:style style:name="T8" style:family="text">
      <style:text-properties style:text-position="0% 100%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ff0000" style:text-position="0% 100%" fo:font-size="12pt" style:font-size-asian="10.5pt" style:font-size-complex="12pt"/>
    </style:style>
    <style:style style:name="T14" style:family="text">
      <style:text-properties fo:color="#00ff00" style:text-position="0% 100%" fo:font-size="12pt" style:font-size-asian="10.5pt" style:font-size-complex="12pt"/>
    </style:style>
    <style:style style:name="T15" style:family="text">
      <style:text-properties fo:color="#0047ff" style:text-position="0% 100%" fo:font-size="12pt" style:font-size-asian="10.5pt" style:font-size-complex="12pt"/>
    </style:style>
    <style:style style:name="T16" style:family="text">
      <style:text-properties fo:color="#ff950e" style:text-position="0% 100%" fo:font-size="12pt" style:font-size-asian="10.5pt" style:font-size-complex="12pt"/>
    </style:style>
    <style:style style:name="T17" style:family="text">
      <style:text-properties fo:color="#660066" style:text-position="0% 100%" fo:font-size="12pt" style:font-size-asian="10.5pt" style:font-size-complex="12pt"/>
    </style:style>
    <style:style style:name="T18" style:family="text">
      <style:text-properties fo:color="#333333" style:text-position="0% 100%" fo:font-size="12pt" fo:font-weight="bold" style:font-size-asian="10.5pt" style:font-weight-asian="bold" style:font-size-complex="12pt" style:font-weight-complex="bold"/>
    </style:style>
    <style:style style:name="T19" style:family="text">
      <style:text-properties fo:color="#000000" style:text-position="0% 100%" fo:font-size="14pt" style:text-underline-style="none" fo:font-weight="normal" style:font-size-asian="12.25pt" style:font-weight-asian="normal" style:font-size-complex="14pt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fo:padding="0cm" fo:border="none" style:shadow="none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baseline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0">Nom</text:span> : Djebien<text:line-break/><text:span text:style-name="T10">Prénom</text:span> : Tarik<text:line-break/><text:span text:style-name="T10">Groupe</text:span> : 2<text:line-break/><text:span text:style-name="T10">Sujet</text:span> : COMPIL-TP2- Analyseur Syntaxique du langage AVA.<text:line-break/><text:span text:style-name="T10">Date</text:span> : 12/10/2010<text:line-break/></text:p>
      <text:p text:style-name="P1"><text:span text:style-name="T3">Le Langage AVA.</text:span><text:line-break/><text:line-break/></text:p>
      <text:list xml:id="list1515590298" text:style-name="L1">
        <text:list-item>
          <text:p text:style-name="P4"><text:span text:style-name="T10">Variables, types et expressions.</text:span><text:line-break/></text:p>
          <text:list>
            <text:list-item>
              <text:p text:style-name="P3"><text:span text:style-name="T12">Les variables AVA.</text:span><text:line-break/><text:line-break/>déclaration des variables : <text:line-break/><draw:frame draw:style-name="fr1" draw:name="Objet3" text:anchor-type="as-char" svg:width="10.042cm" svg:height="0.487cm" draw:z-index="0"><draw:object xlink:href="./Object 3" xlink:type="simple" xlink:show="embed" xlink:actuate="onLoad"/><draw:image xlink:href="./ObjectReplacements/Object 3" xlink:type="simple" xlink:show="embed" xlink:actuate="onLoad"/></draw:frame><text:line-break/>Unicité : <text:line-break/><draw:frame draw:style-name="fr2" draw:name="Objet1" text:anchor-type="as-char" svg:width="7.197cm" svg:height="0.547cm" draw:z-index="1"><draw:object xlink:href="./Object 1" xlink:type="simple" xlink:show="embed" xlink:actuate="onLoad"/><draw:image xlink:href="./ObjectReplacements/Object 1" xlink:type="simple" xlink:show="embed" xlink:actuate="onLoad"/></draw:frame><text:line-break/>Initialisation par défaut :<text:line-break/><draw:frame draw:style-name="fr2" draw:name="Objet2" text:anchor-type="as-char" svg:width="10.005cm" svg:height="0.487cm" draw:z-index="2"><draw:object xlink:href="./Object 2" xlink:type="simple" xlink:show="embed" xlink:actuate="onLoad"/><draw:image xlink:href="./ObjectReplacements/Object 2" xlink:type="simple" xlink:show="embed" xlink:actuate="onLoad"/></draw:frame><text:line-break/></text:p>
            </text:list-item>
            <text:list-item>
              <text:p text:style-name="P3"><text:span text:style-name="T12">Les types AVA</text:span><text:span text:style-name="T11"><text:line-break/>.</text:span><text:line-break/><draw:frame draw:style-name="fr2" draw:name="Objet4" text:anchor-type="as-char" svg:width="4.718cm" svg:height="0.49cm" draw:z-index="3"><draw:object xlink:href="./Object 4" xlink:type="simple" xlink:show="embed" xlink:actuate="onLoad"/><draw:image xlink:href="./ObjectReplacements/Object 4" xlink:type="simple" xlink:show="embed" xlink:actuate="onLoad"/></draw:frame><text:line-break/><draw:frame draw:style-name="fr2" draw:name="Objet5" text:anchor-type="as-char" svg:width="4.653cm" svg:height="0.467cm" draw:z-index="4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2" draw:name="Objet6" text:anchor-type="as-char" svg:width="5.898cm" svg:height="0.467cm" draw:z-index="5"><draw:object xlink:href="./Object 6" xlink:type="simple" xlink:show="embed" xlink:actuate="onLoad"/><draw:image xlink:href="./ObjectReplacements/Object 6" xlink:type="simple" xlink:show="embed" xlink:actuate="onLoad"/></draw:frame><text:line-break/></text:p>
            </text:list-item>
            <text:list-item>
              <text:p text:style-name="P3"><text:span text:style-name="T12">Les expressions AVA.</text:span><text:line-break/><text:line-break/><text:span text:style-name="T9">a) les expressions Arithmétique :<text:line-break/><text:line-break/></text:span><draw:frame draw:style-name="fr2" draw:name="Objet7" text:anchor-type="as-char" svg:width="9.945cm" svg:height="0.487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2" draw:name="Objet13" text:anchor-type="as-char" svg:width="13.534cm" svg:height="0.467cm" draw:z-index="7"><draw:object xlink:href="./Object 13" xlink:type="simple" xlink:show="embed" xlink:actuate="onLoad"/><draw:image xlink:href="./ObjectReplacements/Object 13" xlink:type="simple" xlink:show="embed" xlink:actuate="onLoad"/></draw:frame><draw:frame draw:style-name="fr2" draw:name="Objet8" text:anchor-type="as-char" svg:width="6.772cm" svg:height="0.482cm" draw:z-index="8"><draw:object xlink:href="./Object 8" xlink:type="simple" xlink:show="embed" xlink:actuate="onLoad"/><draw:image xlink:href="./ObjectReplacements/Object 8" xlink:type="simple" xlink:show="embed" xlink:actuate="onLoad"/></draw:frame><text:line-break/><draw:frame draw:style-name="fr2" draw:name="Objet9" text:anchor-type="as-char" svg:width="3.969cm" svg:height="0.482cm" draw:z-index="9"><draw:object xlink:href="./Object 9" xlink:type="simple" xlink:show="embed" xlink:actuate="onLoad"/><draw:image xlink:href="./ObjectReplacements/Object 9" xlink:type="simple" xlink:show="embed" xlink:actuate="onLoad"/></draw:frame><text:line-break/>Priorités des opérateurs arithmétiques noté prio <text:span text:style-name="T2">{</text:span>Op<text:span text:style-name="T1">a</text:span><text:span text:style-name="T5">} :</text:span><text:span text:style-name="T5"><draw:frame draw:style-name="fr2" draw:name="Objet10" text:anchor-type="as-char" svg:width="11.068cm" svg:height="0.529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5"><text:line-break/></text:span>Priorités des opérateurs de comparaisons noté prio <text:span text:style-name="T2">{</text:span>Op<text:span text:style-name="T1">c</text:span><text:span text:style-name="T5">} :</text:span><text:span text:style-name="T5"><draw:frame draw:style-name="fr2" draw:name="Objet14" text:anchor-type="as-char" svg:width="10.111cm" svg:height="0.492cm" draw:z-index="11"><draw:object xlink:href="./Object 14" xlink:type="simple" xlink:show="embed" xlink:actuate="onLoad"/><draw:image xlink:href="./ObjectReplacements/Object 14" xlink:type="simple" xlink:show="embed" xlink:actuate="onLoad"/></draw:frame></text:span><text:span text:style-name="T5"><text:line-break/><text:line-break/></text:span><text:span text:style-name="T9">a) les expressions Booléenne :<text:line-break/><text:line-break/></text:span><draw:frame draw:style-name="fr2" draw:name="Objet12" text:anchor-type="as-char" svg:width="10.095cm" svg:height="0.487cm" draw:z-index="12"><draw:object xlink:href="./Object 12" xlink:type="simple" xlink:show="embed" xlink:actuate="onLoad"/><draw:image xlink:href="./ObjectReplacements/Object 12" xlink:type="simple" xlink:show="embed" xlink:actuate="onLoad"/></draw:frame><text:line-break/>Priorités des opérateurs booléens noté prio <text:span text:style-name="T2">{</text:span>Op<text:span text:style-name="T1">b</text:span><text:span text:style-name="T5">} :</text:span><text:span text:style-name="T5"><draw:frame draw:style-name="fr2" draw:name="Objet11" text:anchor-type="as-char" svg:width="6.331cm" svg:height="0.492cm" draw:z-index="13"><draw:object xlink:href="./Object 11" xlink:type="simple" xlink:show="embed" xlink:actuate="onLoad"/><draw:image xlink:href="./ObjectReplacements/Object 11" xlink:type="simple" xlink:show="embed" xlink:actuate="onLoad"/></draw:frame></text:span><text:span text:style-name="T5"><text:line-break/><text:line-break/></text:span><text:span text:style-name="T7">Finalement, on a :<text:line-break/></text:span><text:span text:style-name="T7"><draw:frame draw:style-name="fr2" draw:name="Objet15" text:anchor-type="as-char" svg:width="6.29cm" svg:height="0.531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7"><text:line-break/><text:line-break/></text:span></text:p>
            </text:list-item>
          </text:list>
        </text:list-item>
        <text:list-item>
          <text:p text:style-name="P5"><text:soft-page-break/>Instructions AVA</text:p>
          <text:p text:style-name="P3"><text:span text:style-name="T6"><text:line-break/><text:line-break/></text:span><text:span text:style-name="T7">Définitions :</text:span><text:span text:style-name="T6"><text:line-break/>Soit « expr » une expression AVA et on définit :</text:span><text:span text:style-name="T6"><draw:frame draw:style-name="fr2" draw:name="Objet16" text:anchor-type="as-char" svg:width="2.618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6"><text:line-break/>Soit « exprA » une expression AVA Arithmétique et on définit :</text:span><text:span text:style-name="T6"><draw:frame draw:style-name="fr2" draw:name="Objet17" text:anchor-type="as-char" svg:width="2.762cm" svg:height="0.531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6"><text:line-break/>Soit « exprB » une expression AVA Booléenne et on définit :</text:span><text:span text:style-name="T6"><draw:frame draw:style-name="fr2" draw:name="Objet18" text:anchor-type="as-char" svg:width="2.778cm" svg:height="0.531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6"><text:line-break/>D'où : </text:span><text:span text:style-name="T6"><draw:frame draw:style-name="fr2" draw:name="Objet19" text:anchor-type="as-char" svg:width="3.38cm" svg:height="0.531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6"><text:line-break/></text:span></text:p>
          <text:list>
            <text:list-item>
              <text:p text:style-name="P3"><text:span text:style-name="T8">Affectation : <text:line-break/></text:span><text:span text:style-name="T6"><text:line-break/>On a la syntaxe suivante :<text:line-break/><text:line-break/>nomDeVariable := expr ;<text:line-break/>avec </text:span><text:span text:style-name="T6"><draw:frame draw:style-name="fr2" draw:name="Objet20" text:anchor-type="as-char" svg:width="7.525cm" svg:height="0.531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6"><text:line-break/><text:line-break/></text:span><text:span text:style-name="T6"><draw:frame draw:style-name="fr2" draw:name="Objet21" text:anchor-type="as-char" svg:width="7.929cm" svg:height="0.531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6"><text:line-break/></text:span><text:span text:style-name="T6"><draw:frame draw:style-name="fr2" draw:name="Objet22" text:anchor-type="as-char" svg:width="8.398cm" svg:height="0.531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6"><text:line-break/></text:span></text:p>
            </text:list-item>
            <text:list-item>
              <text:p text:style-name="P3"><text:span text:style-name="T8">Impression sur la sortie standard (StdOut)</text:span><text:span text:style-name="T6"><text:line-break/><text:line-break/>write(%i , exprEnt) ; <text:tab/><text:tab/><text:tab/>avec </text:span><text:span text:style-name="T6"><draw:frame draw:style-name="fr2" draw:name="Objet23" text:anchor-type="as-char" svg:width="2.836cm" svg:height="0.531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6"><text:line-break/>write(%b , exprBool) ; <text:tab/><text:tab/>avec </text:span><text:span text:style-name="T6"><draw:frame draw:style-name="fr2" draw:name="Objet24" text:anchor-type="as-char" svg:width="3.052cm" svg:height="0.531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6"><text:line-break/>write(%s , chaineDeCaracteres) ; <text:tab/>avec </text:span><text:span text:style-name="T6"><draw:frame draw:style-name="fr2" draw:name="Objet25" text:anchor-type="as-char" svg:width="6.996cm" svg:height="0.467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6"><text:line-break/><text:line-break/>%i, %b, %s sont appelés « formats d'impressions » .<text:line-break/>\ : caractère d'échappement.<text:line-break/>\n : retour à la ligne.<text:line-break/><text:line-break/></text:span><text:span text:style-name="T6"><draw:frame draw:style-name="fr2" draw:name="Objet26" text:anchor-type="as-char" svg:width="5.061cm" svg:height="0.487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6"><text:line-break/></text:span></text:p>
            </text:list-item>
            <text:list-item>
              <text:p text:style-name="P3"><text:span text:style-name="T8">Lecture sur l'entrée standard (StdIn)</text:span><text:span text:style-name="T6"><text:line-break/><text:line-break/></text:span><text:span text:style-name="T6"><draw:frame draw:style-name="fr2" draw:name="Objet27" text:anchor-type="as-char" svg:width="10.583cm" svg:height="0.958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6"><text:line-break/></text:span></text:p>
            </text:list-item>
            <text:list-item>
              <text:p text:style-name="P3"><text:span text:style-name="T8">Structure Conditionnelle</text:span><text:span text:style-name="T6"><text:line-break/><text:line-break/></text:span><text:span text:style-name="T6"><draw:frame draw:style-name="fr2" draw:name="Objet30" text:anchor-type="as-char" svg:width="9.317cm" svg:height="0.531cm" draw:z-index="33"><draw:object xlink:href="./Object 30" xlink:type="simple" xlink:show="embed" xlink:actuate="onLoad"/><draw:image xlink:href="./ObjectReplacements/Object 30" xlink:type="simple" xlink:show="embed" xlink:actuate="onLoad"/></draw:frame></text:span><text:span text:style-name="T6"> ,<text:line-break/><text:line-break/></text:span><text:span text:style-name="T6"><draw:frame draw:style-name="fr2" draw:name="Objet28" text:anchor-type="as-char" svg:width="7.692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6"><text:line-break/></text:span><text:span text:style-name="T6"><draw:frame draw:style-name="fr2" draw:name="Objet29" text:anchor-type="as-char" svg:width="11.451cm" svg:height="0.46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6"><text:line-break/><text:line-break/>Et <text:s text:c="4"/></text:span><text:span text:style-name="T6"><draw:frame draw:style-name="fr2" draw:name="Objet31" text:anchor-type="as-char" svg:width="10.04cm" svg:height="0.467cm" draw:z-index="29"><draw:object xlink:href="./Object 31" xlink:type="simple" xlink:show="embed" xlink:actuate="onLoad"/><draw:image xlink:href="./ObjectReplacements/Object 31" xlink:type="simple" xlink:show="embed" xlink:actuate="onLoad"/></draw:frame></text:span><text:span text:style-name="T6"><text:line-break/></text:span></text:p>
            </text:list-item>
            <text:list-item>
              <text:p text:style-name="P3"><text:span text:style-name="T8">Structure Itérative</text:span><text:span text:style-name="T6"><text:line-break/><text:line-break/></text:span><text:span text:style-name="T6"><draw:frame draw:style-name="fr2" draw:name="Objet32" text:anchor-type="as-char" svg:width="9.296cm" svg:height="0.529cm" draw:z-index="43"><draw:object xlink:href="./Object 32" xlink:type="simple" xlink:show="embed" xlink:actuate="onLoad"/><draw:image xlink:href="./ObjectReplacements/Object 32" xlink:type="simple" xlink:show="embed" xlink:actuate="onLoad"/></draw:frame></text:span><text:span text:style-name="T6"> ,<text:line-break/></text:span><text:span text:style-name="T6"><draw:frame draw:style-name="fr2" draw:name="Objet33" text:anchor-type="as-char" svg:width="8.754cm" svg:height="0.467cm" draw:z-index="44"><draw:object xlink:href="./Object 33" xlink:type="simple" xlink:show="embed" xlink:actuate="onLoad"/><draw:image xlink:href="./ObjectReplacements/Object 33" xlink:type="simple" xlink:show="embed" xlink:actuate="onLoad"/></draw:frame></text:span><text:span text:style-name="T6"><text:line-break/><text:line-break/><text:line-break/></text:span><text:soft-page-break/></text:p>
            </text:list-item>
          </text:list>
        </text:list-item>
        <text:list-item>
          <text:p text:style-name="P5">Structure d'un programme AVA</text:p>
        </text:list-item>
      </text:list>
      <text:p text:style-name="Standard"><text:span text:style-name="T6"><text:line-break/></text:span><text:span text:style-name="T8">ENTETE OBLIGATOIRE :</text:span><text:span text:style-name="T6"><text:line-break/>- mot clé '</text:span><text:span text:style-name="T7">program</text:span><text:span text:style-name="T6">'.<text:line-break/>- littéral de type </text:span><text:span text:style-name="T7">chaineDeCaractere</text:span><text:span text:style-name="T6"> qui soit </text:span><text:span text:style-name="T7">UNIQUE </text:span><text:span text:style-name="T6">dans tout le programme.<text:line-break/>- un marqueur de fin d'instruction  </text:span><text:span text:style-name="T7">; </text:span><text:span text:style-name="T6"><text:line-break/><text:line-break/></text:span><text:span text:style-name="T13">program</text:span><text:span text:style-name="T6"><text:line-break/><text:line-break/> <text:s text:c="9"/></text:span><text:span text:style-name="T17">''Fact''</text:span><text:span text:style-name="T6"><text:line-break/></text:span><text:span text:style-name="T13"> ;</text:span><text:span text:style-name="T6"><text:line-break/><text:line-break/><text:line-break/></text:span><text:span text:style-name="T8">COMMENTAIRE FACULTATIF</text:span><text:span text:style-name="T6"><text:line-break/></text:span><text:span text:style-name="T7">- -</text:span><text:span text:style-name="T6"> mon Commentaire </text:span><text:span text:style-name="T7">End Of Line</text:span><text:span text:style-name="T6"><text:line-break/>Un commentaire peut apparaître n'importe où !<text:line-break/><text:line-break/></text:span><text:span text:style-name="T15">-- calcul de Factorielle</text:span><text:span text:style-name="T6"><text:line-break/><text:line-break/></text:span><text:span text:style-name="T8">UNE LISTE FACULTATIVE DE DECLARATIONS</text:span><text:span text:style-name="T6"><text:line-break/><text:line-break/><text:line-break/></text:span><text:span text:style-name="T13">int</text:span><text:span text:style-name="T6"> </text:span><text:span text:style-name="T14">x</text:span><text:span text:style-name="T6">, </text:span><text:span text:style-name="T14">xbis</text:span><text:span text:style-name="T6"> </text:span><text:span text:style-name="T13">;</text:span><text:span text:style-name="T6"><text:line-break/></text:span><text:span text:style-name="T13">boolean </text:span><text:span text:style-name="T6"><text:s/></text:span><text:span text:style-name="T16">Fini</text:span><text:span text:style-name="T6"> </text:span><text:span text:style-name="T13">;</text:span><text:span text:style-name="T6"><text:line-break/></text:span><text:span text:style-name="T13">int</text:span><text:span text:style-name="T6"> <text:s/></text:span><text:span text:style-name="T14">res </text:span><text:span text:style-name="T13">;</text:span><text:span text:style-name="T6"><text:line-break/><text:line-break/><text:line-break/></text:span><text:span text:style-name="T8">UNE LISTE FACULTATIVE D' INSTRUCTIONS</text:span><text:span text:style-name="T6"><text:line-break/>- Les 'espaces' et '\n' </text:span><text:span text:style-name="T7">ne sont pas significatif </text:span><text:span text:style-name="T6">dans tout le programme AVA.<text:line-break/><text:line-break/><text:line-break/></text:span><text:span text:style-name="T7">write</text:span><text:span text:style-name="T6"> (%s, </text:span><text:span text:style-name="T17">''entrer un entier positif \n ''</text:span><text:span text:style-name="T6">) </text:span><text:span text:style-name="T13">;</text:span><text:span text:style-name="T6"><text:line-break/></text:span><text:span text:style-name="T7">read</text:span><text:span text:style-name="T6"> </text:span><text:span text:style-name="T14">x</text:span><text:span text:style-name="T6"> </text:span><text:span text:style-name="T13">; </text:span><text:span text:style-name="T6"><text:line-break/></text:span><text:span text:style-name="T14">xbis</text:span><text:span text:style-name="T6"> </text:span><text:span text:style-name="T13">:=</text:span><text:span text:style-name="T6"> </text:span><text:span text:style-name="T14">x</text:span><text:span text:style-name="T6"> </text:span><text:span text:style-name="T13">; </text:span><text:span text:style-name="T15">-- memorisation de x</text:span><text:span text:style-name="T6"><text:line-break/></text:span><text:span text:style-name="T14">res</text:span><text:span text:style-name="T6"> </text:span><text:span text:style-name="T13">:= </text:span><text:span text:style-name="T6">1 </text:span><text:span text:style-name="T13">;</text:span><text:span text:style-name="T6"> </text:span><text:span text:style-name="T15">-- resultat</text:span><text:span text:style-name="T6"><text:line-break/></text:span><text:span text:style-name="T16">Fini</text:span><text:span text:style-name="T6"> </text:span><text:span text:style-name="T13">:= </text:span><text:span text:style-name="T6"><text:s text:c="3"/></text:span><text:span text:style-name="T14">x</text:span><text:span text:style-name="T6"> = 1 </text:span><text:span text:style-name="T13">;</text:span><text:span text:style-name="T6"><text:line-break/><text:line-break/></text:span><text:span text:style-name="T13">if </text:span><text:span text:style-name="T6"><text:s text:c="2"/></text:span><text:span text:style-name="T14">x </text:span><text:span text:style-name="T6">/= 0 </text:span><text:span text:style-name="T13">then</text:span><text:span text:style-name="T6"><text:line-break/> <text:s text:c="3"/></text:span><text:span text:style-name="T13">while</text:span><text:span text:style-name="T6"> </text:span><text:span text:style-name="T18">not </text:span><text:span text:style-name="T16">Fini</text:span><text:span text:style-name="T6"> </text:span><text:span text:style-name="T13">loop</text:span><text:span text:style-name="T6"><text:line-break/> <text:s text:c="12"/></text:span><text:span text:style-name="T14">res</text:span><text:span text:style-name="T6"> </text:span><text:span text:style-name="T13">:= </text:span><text:span text:style-name="T6"><text:s/></text:span><text:span text:style-name="T14">res </text:span><text:span text:style-name="T6">*</text:span><text:span text:style-name="T14"> x</text:span><text:span text:style-name="T6"> </text:span><text:span text:style-name="T13">;</text:span><text:span text:style-name="T6"><text:line-break/> <text:s text:c="12"/></text:span><text:span text:style-name="T14">x</text:span><text:span text:style-name="T6"> </text:span><text:span text:style-name="T13">:=</text:span><text:span text:style-name="T6"> </text:span><text:span text:style-name="T14">x</text:span><text:span text:style-name="T6"> – 1 </text:span><text:span text:style-name="T13">;</text:span><text:span text:style-name="T6"><text:line-break/> <text:s text:c="11"/></text:span><text:span text:style-name="T16"><text:s/>Fini</text:span><text:span text:style-name="T6"> </text:span><text:span text:style-name="T13">:= </text:span><text:span text:style-name="T6"><text:s text:c="2"/></text:span><text:span text:style-name="T14">x </text:span><text:span text:style-name="T6">= 1</text:span><text:span text:style-name="T13"> ;</text:span><text:span text:style-name="T6"><text:line-break/></text:span><text:span text:style-name="T13"> <text:s text:c="3"/>end loop ;</text:span><text:span text:style-name="T6"><text:line-break/></text:span><text:span text:style-name="T13">end if ;</text:span><text:span text:style-name="T6"><text:line-break/><text:line-break/></text:span><text:span text:style-name="T7">write</text:span><text:span text:style-name="T6"> ( %s , </text:span><text:span text:style-name="T17">'' Factorielle( ''</text:span><text:span text:style-name="T6">) </text:span><text:span text:style-name="T13">; </text:span><text:span text:style-name="T7">write</text:span><text:span text:style-name="T6">( %i, </text:span><text:span text:style-name="T14">xbis</text:span><text:span text:style-name="T6">)</text:span><text:span text:style-name="T13"> ;</text:span><text:span text:style-name="T6"><text:line-break/></text:span><text:span text:style-name="T7">write</text:span><text:span text:style-name="T6">(%s , </text:span><text:span text:style-name="T17">'' ) = ''</text:span><text:span text:style-name="T6"> ) </text:span><text:span text:style-name="T13">; </text:span><text:span text:style-name="T6"><text:s/></text:span><text:span text:style-name="T7">write</text:span><text:span text:style-name="T6">(%i , </text:span><text:span text:style-name="T14">res</text:span><text:span text:style-name="T6"> )</text:span><text:span text:style-name="T13"> ;</text:span><text:span text:style-name="T6"><text:line-break/></text:span><text:span text:style-name="T7">writeln </text:span><text:span text:style-name="T13">;<text:line-break/><text:line-break/><text:line-break/></text:span></text:p>
      <text:p text:style-name="P6"><text:soft-page-break/>La Grammaire Du Langage Ava.<text:line-break/></text:p>
      <text:p text:style-name="P2"><text:span text:style-name="T4"><text:line-break/></text:span><text:span text:style-name="T4"><draw:frame draw:style-name="fr2" draw:name="Objet34" text:anchor-type="as-char" svg:width="12.688cm" svg:height="1.626cm" draw:z-index="30"><draw:object xlink:href="./Object 34" xlink:type="simple" xlink:show="embed" xlink:actuate="onLoad"/><draw:image xlink:href="./ObjectReplacements/Object 34" xlink:type="simple" xlink:show="embed" xlink:actuate="onLoad"/></draw:frame></text:span><text:span text:style-name="T4"><text:line-break/><text:line-break/></text:span><text:span text:style-name="T4"><draw:frame draw:style-name="fr3" draw:name="Objet35" text:anchor-type="as-char" svg:y="-2.263cm" svg:width="12.134cm" svg:height="2.247cm" draw:z-index="31"><draw:object xlink:href="./Object 35" xlink:type="simple" xlink:show="embed" xlink:actuate="onLoad"/><draw:image xlink:href="./ObjectReplacements/Object 35" xlink:type="simple" xlink:show="embed" xlink:actuate="onLoad"/></draw:frame></text:span><text:span text:style-name="T4"><text:line-break/></text:span></text:p>
      <text:list xml:id="list316016205" text:style-name="L2">
        <text:list-item>
          <text:p text:style-name="P8"><text:span text:style-name="T19"><draw:frame draw:style-name="fr3" draw:name="Objet36" text:anchor-type="as-char" svg:y="-0.43cm" svg:width="13.021cm" svg:height="0.529cm" draw:z-index="32"><draw:object xlink:href="./Object 36" xlink:type="simple" xlink:show="embed" xlink:actuate="onLoad"/><draw:image xlink:href="./ObjectReplacements/Object 36" xlink:type="simple" xlink:show="embed" xlink:actuate="onLoad"/></draw:frame></text:span><text:span text:style-name="T19"><draw:frame draw:style-name="fr2" draw:name="Objet37" text:anchor-type="as-char" svg:width="12.954cm" svg:height="0.49cm" draw:z-index="34"><draw:object xlink:href="./Object 37" xlink:type="simple" xlink:show="embed" xlink:actuate="onLoad"/><draw:image xlink:href="./ObjectReplacements/Object 37" xlink:type="simple" xlink:show="embed" xlink:actuate="onLoad"/></draw:frame></text:span><text:span text:style-name="T19"><draw:frame draw:style-name="fr2" draw:name="Objet38" text:anchor-type="as-char" svg:width="16.411cm" svg:height="0.49cm" draw:z-index="35"><draw:object xlink:href="./Object 38" xlink:type="simple" xlink:show="embed" xlink:actuate="onLoad"/><draw:image xlink:href="./ObjectReplacements/Object 38" xlink:type="simple" xlink:show="embed" xlink:actuate="onLoad"/></draw:frame></text:span><text:span text:style-name="T19"><draw:frame draw:style-name="fr2" draw:name="Objet39" text:anchor-type="as-char" svg:width="12.342cm" svg:height="0.49cm" draw:z-index="36"><draw:object xlink:href="./Object 39" xlink:type="simple" xlink:show="embed" xlink:actuate="onLoad"/><draw:image xlink:href="./ObjectReplacements/Object 39" xlink:type="simple" xlink:show="embed" xlink:actuate="onLoad"/></draw:frame></text:span><text:span text:style-name="T19"><draw:frame draw:style-name="fr2" draw:name="Objet40" text:anchor-type="as-char" svg:width="17.191cm" svg:height="0.49cm" draw:z-index="37"><draw:object xlink:href="./Object 40" xlink:type="simple" xlink:show="embed" xlink:actuate="onLoad"/><draw:image xlink:href="./ObjectReplacements/Object 40" xlink:type="simple" xlink:show="embed" xlink:actuate="onLoad"/></draw:frame></text:span><text:span text:style-name="T19"><draw:frame draw:style-name="fr2" draw:name="Objet41" text:anchor-type="as-char" svg:width="15.298cm" svg:height="0.55cm" draw:z-index="38"><draw:object xlink:href="./Object 41" xlink:type="simple" xlink:show="embed" xlink:actuate="onLoad"/><draw:image xlink:href="./ObjectReplacements/Object 41" xlink:type="simple" xlink:show="embed" xlink:actuate="onLoad"/></draw:frame></text:span><text:span text:style-name="T19"><text:line-break/></text:span></text:p>
        </text:list-item>
        <text:list-item>
          <text:p text:style-name="P8"><text:span text:style-name="T19"><draw:frame draw:style-name="fr2" draw:name="Objet42" text:anchor-type="as-char" svg:width="4.852cm" svg:height="0.529cm" draw:z-index="39"><draw:object xlink:href="./Object 42" xlink:type="simple" xlink:show="embed" xlink:actuate="onLoad"/><draw:image xlink:href="./ObjectReplacements/Object 42" xlink:type="simple" xlink:show="embed" xlink:actuate="onLoad"/></draw:frame></text:span><text:span text:style-name="T19"><text:line-break/></text:span><text:span text:style-name="T19"><draw:frame draw:style-name="fr2" draw:name="Objet43" text:anchor-type="as-char" svg:width="8.116cm" svg:height="0.49cm" draw:z-index="40"><draw:object xlink:href="./Object 43" xlink:type="simple" xlink:show="embed" xlink:actuate="onLoad"/><draw:image xlink:href="./ObjectReplacements/Object 43" xlink:type="simple" xlink:show="embed" xlink:actuate="onLoad"/></draw:frame></text:span><text:span text:style-name="T19"><text:line-break/></text:span><text:span text:style-name="T19"><draw:frame draw:style-name="fr2" draw:name="Objet44" text:anchor-type="as-char" svg:width="11.081cm" svg:height="0.49cm" draw:z-index="41"><draw:object xlink:href="./Object 44" xlink:type="simple" xlink:show="embed" xlink:actuate="onLoad"/><draw:image xlink:href="./ObjectReplacements/Object 44" xlink:type="simple" xlink:show="embed" xlink:actuate="onLoad"/></draw:frame></text:span><text:span text:style-name="T19"><text:line-break/></text:span><text:span text:style-name="T19"><draw:frame draw:style-name="fr2" draw:name="Objet45" text:anchor-type="as-char" svg:width="16.325cm" svg:height="0.49cm" draw:z-index="42"><draw:object xlink:href="./Object 45" xlink:type="simple" xlink:show="embed" xlink:actuate="onLoad"/><draw:image xlink:href="./ObjectReplacements/Object 45" xlink:type="simple" xlink:show="embed" xlink:actuate="onLoad"/></draw:frame></text:span><text:span text:style-name="T19"><text:line-break/></text:span><text:span text:style-name="T19"><draw:frame draw:style-name="fr2" draw:name="Objet46" text:anchor-type="as-char" svg:width="16.203cm" svg:height="0.492cm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19"><text:line-break/></text:span></text:p>
        </text:list-item>
        <text:list-item>
          <text:p text:style-name="P7"><draw:frame draw:style-name="fr4" draw:name="Objet48" text:anchor-type="as-char" svg:width="18.136cm" svg:height="10.197cm" draw:z-index="46"><draw:object xlink:href="./Object 48" xlink:type="simple" xlink:show="embed" xlink:actuate="onLoad"/><draw:image xlink:href="./ObjectReplacements/Object 48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rik </meta:initial-creator>
    <meta:creation-date>2010-09-29T22:03:54</meta:creation-date>
    <dc:date>2010-10-13T18:14:29</dc:date>
    <dc:creator>Tarik </dc:creator>
    <meta:editing-duration>PT05H00M00S</meta:editing-duration>
    <meta:editing-cycles>11</meta:editing-cycles>
    <meta:generator>OpenOffice.org/3.2$Linux OpenOffice.org_project/320m12$Build-9483</meta:generator>
    <meta:document-statistic meta:table-count="0" meta:image-count="0" meta:object-count="47" meta:page-count="4" meta:paragraph-count="20" meta:word-count="391" meta:character-count="2274"/>
  </office:meta>
</office:document-meta>
</file>

<file path=Object 1/content.xml><?xml version="1.0" encoding="utf-8"?>
<math xmlns="http://www.w3.org/1998/Math/MathML">
  <semantics>
    <mrow>
      <mi mathvariant="normal">∀</mi>
      <mrow>
        <mrow>
          <mo stretchy="false">(</mo>
          <mrow>
            <mi>i</mi>
            <mi>,</mi>
            <mi>j</mi>
          </mrow>
          <mo stretchy="false">)</mo>
        </mrow>
        <mi mathvariant="normal">∈</mi>
        <msup>
          <mrow>
            <mi stretchy="false" mathvariant="normal">〚</mi>
            <mrow>
              <mn>1,</mn>
              <mi>n</mi>
            </mrow>
            <mi stretchy="false" mathvariant="normal">〛</mi>
          </mrow>
          <mn>2</mn>
        </msup>
      </mrow>
      <mi>,</mi>
      <mi/>
      <mrow>
        <mo stretchy="false">(</mo>
        <mrow>
          <mi>i</mi>
          <mi mathvariant="normal">≠</mi>
          <mi>j</mi>
        </mrow>
        <mo stretchy="false">)</mo>
      </mrow>
      <mi/>
      <mi mathvariant="normal">⇒</mi>
      <mi/>
      <mrow>
        <mo stretchy="false">(</mo>
        <mrow>
          <mi mathvariant="italic">vari</mi>
          <mi mathvariant="normal">≠</mi>
          <mi mathvariant="italic">varj</mi>
        </mrow>
        <mo stretchy="false">)</mo>
      </mrow>
      <mn>.</mn>
    </mrow>
    <annotation encoding="StarMath 5.0">forall (i,j) in ldbracket 1,n rdbracket^{2} ,~ (i &lt;&gt; j) `drarrow``  (vari &lt;&gt; varj).</annotation>
  </semantics>
</math>
</file>

<file path=Object 10/content.xml><?xml version="1.0" encoding="utf-8"?>
<math xmlns="http://www.w3.org/1998/Math/MathML">
  <semantics>
    <mrow>
      <mi mathvariant="italic">prio</mi>
      <mrow>
        <mi stretchy="false" mathvariant="normal">{</mi>
        <mrow>
          <mo stretchy="false">(</mo>
          <mo stretchy="false">)</mo>
        </mrow>
        <mi stretchy="false" mathvariant="normal">}</mi>
      </mrow>
      <mrow>
        <mi/>
        <mi mathvariant="normal">≥</mi>
        <mi mathvariant="italic">prio</mi>
      </mrow>
      <mrow>
        <mi stretchy="false" mathvariant="normal">{</mi>
        <msub>
          <mtext>-</mtext>
          <mi>u</mi>
        </msub>
        <mi stretchy="false" mathvariant="normal">}</mi>
      </mrow>
      <mrow>
        <mi/>
        <mi mathvariant="normal">≥</mi>
        <mi mathvariant="italic">prio</mi>
      </mrow>
      <mrow>
        <mi stretchy="false" mathvariant="normal">{</mi>
        <mi mathvariant="italic">mod</mi>
        <mi stretchy="false" mathvariant="normal">}</mi>
      </mrow>
      <mrow>
        <mi/>
        <mi mathvariant="normal">≥</mi>
        <mi mathvariant="italic">prio</mi>
      </mrow>
      <mrow>
        <mi stretchy="false" mathvariant="normal">{</mi>
        <mrow>
          <mtext>*</mtext>
          <mi/>
          <mtext>,</mtext>
          <mi/>
          <mtext>/</mtext>
        </mrow>
        <mi stretchy="false" mathvariant="normal">}</mi>
      </mrow>
      <mrow>
        <mi/>
        <mi mathvariant="normal">≥</mi>
        <mi mathvariant="italic">prio</mi>
      </mrow>
      <mrow>
        <mi stretchy="false" mathvariant="normal">{</mi>
        <mrow>
          <mtext>+</mtext>
          <mi/>
          <mtext>,</mtext>
          <mi/>
          <msub>
            <mtext>-</mtext>
            <mi>b</mi>
          </msub>
        </mrow>
        <mi stretchy="false" mathvariant="normal">}</mi>
      </mrow>
    </mrow>
    <annotation encoding="StarMath 5.0">prio lbrace () rbrace ~ &gt;= prio lbrace "-"_{u} rbrace ~ &gt;= prio lbrace mod rbrace ~ &gt;= prio lbrace "*"`","`"/" rbrace ~ &gt;= prio lbrace "+"`","`"-"_{b} rbrace   </annotation>
  </semantics>
</math>
</file>

<file path=Object 11/content.xml><?xml version="1.0" encoding="utf-8"?>
<math xmlns="http://www.w3.org/1998/Math/MathML">
  <semantics>
    <mrow>
      <mi mathvariant="italic">prio</mi>
      <mrow>
        <mi stretchy="false" mathvariant="normal">{</mi>
        <mi mathvariant="italic">not</mi>
        <mi stretchy="false" mathvariant="normal">}</mi>
      </mrow>
      <mrow>
        <mi/>
        <mi mathvariant="normal">≥</mi>
        <mi mathvariant="italic">prio</mi>
      </mrow>
      <mrow>
        <mi stretchy="false" mathvariant="normal">{</mi>
        <mtext>and</mtext>
        <mi stretchy="false" mathvariant="normal">}</mi>
      </mrow>
      <mrow>
        <mi/>
        <mi mathvariant="normal">≥</mi>
        <mi mathvariant="italic">prio</mi>
      </mrow>
      <mrow>
        <mi stretchy="false" mathvariant="normal">{</mi>
        <mtext>or</mtext>
        <mi stretchy="false" mathvariant="normal">}</mi>
      </mrow>
    </mrow>
    <annotation encoding="StarMath 5.0">prio lbrace not rbrace ~ &gt;= prio lbrace "and" rbrace ~ &gt;= prio lbrace "or" rbrace </annotation>
  </semantics>
</math>
</file>

<file path=Object 12/content.xml><?xml version="1.0" encoding="utf-8"?>
<math xmlns="http://www.w3.org/1998/Math/MathML">
  <semantics>
    <mrow>
      <mi>B</mi>
      <mo stretchy="false">→</mo>
      <mi/>
      <mi>B</mi>
      <mtext>and</mtext>
      <mi>B</mi>
      <mi/>
      <mtext>|</mtext>
      <mi/>
      <mi>B</mi>
      <mtext>or</mtext>
      <mi>B</mi>
      <mi/>
      <mtext>|</mtext>
      <mi/>
      <mtext>not</mtext>
      <mi>B</mi>
      <mi/>
      <mtext>|</mtext>
      <mi/>
      <mrow>
        <mo stretchy="false">(</mo>
        <mi>B</mi>
        <mo stretchy="false">)</mo>
      </mrow>
      <mi/>
      <mtext>|</mtext>
      <mi/>
      <mi mathvariant="italic">IDBOOL</mi>
      <mtext>|</mtext>
      <mi/>
      <mi mathvariant="italic">BOOLEEN</mi>
    </mrow>
    <annotation encoding="StarMath 5.0">B rightarrow `B "and" B `"|"`B "or" B `"|"`"not" B`"|"` (B) `"|" ` IDBOOL "|" ` BOOLEEN </annotation>
  </semantics>
</math>
</file>

<file path=Object 13/content.xml><?xml version="1.0" encoding="utf-8"?>
<math xmlns="http://www.w3.org/1998/Math/MathML">
  <semantics>
    <mrow>
      <mi/>
      <mrow>
        <mi>E</mi>
        <mi mathvariant="normal">=</mi>
        <mi>E</mi>
      </mrow>
      <mi/>
      <mtext>|</mtext>
      <mi/>
      <mi>E</mi>
      <mi/>
      <mtext>/=</mtext>
      <mi/>
      <mi>E</mi>
      <mi/>
      <mtext>|</mtext>
      <mi/>
      <mi>E</mi>
      <mi/>
      <mtext>&lt;=</mtext>
      <mi/>
      <mi>E</mi>
      <mi/>
      <mtext>|</mtext>
      <mi/>
      <mi>E</mi>
      <mi/>
      <mtext>&lt;</mtext>
      <mi/>
      <mi>E</mi>
      <mi/>
      <mtext>|</mtext>
      <mi/>
      <mi>E</mi>
      <mi/>
      <mtext>&gt;</mtext>
      <mi/>
      <mi>E</mi>
      <mi/>
      <mtext>|</mtext>
      <mi/>
      <mi>E</mi>
      <mi/>
      <mtext>&gt;=</mtext>
      <mi/>
      <mi>E</mi>
      <mi/>
      <mtext>|</mtext>
      <mi/>
      <mi mathvariant="italic">IDENT</mi>
      <mtext>|</mtext>
      <mi/>
      <mi mathvariant="italic">ENTIER</mi>
    </mrow>
    <annotation encoding="StarMath 5.0"> ~~~~~E = E `"|"` E `"/="` E `"|"` E `"&lt;="` E `"|"` E `"&lt;"` E `"|"` E `"&gt;"` E `"|"` E `"&gt;="` E `"|" ` IDENT "|" ` ENTIER </annotation>
  </semantics>
</math>
</file>

<file path=Object 14/content.xml><?xml version="1.0" encoding="utf-8"?>
<math xmlns="http://www.w3.org/1998/Math/MathML">
  <semantics>
    <mrow>
      <mi mathvariant="italic">prio</mi>
      <mrow>
        <mi stretchy="false" mathvariant="normal">{</mi>
        <mtext>=</mtext>
        <mi stretchy="false" mathvariant="normal">}</mi>
      </mrow>
      <mrow>
        <mi/>
        <mi mathvariant="normal">=</mi>
        <mi/>
      </mrow>
      <mi mathvariant="italic">prio</mi>
      <mrow>
        <mi stretchy="false" mathvariant="normal">{</mi>
        <mtext>/=</mtext>
        <mi stretchy="false" mathvariant="normal">}</mi>
      </mrow>
      <mrow>
        <mi/>
        <mi mathvariant="normal">=</mi>
        <mi/>
      </mrow>
      <mi mathvariant="italic">prio</mi>
      <mrow>
        <mi stretchy="false" mathvariant="normal">{</mi>
        <mrow>
          <mtext>&lt;=</mtext>
          <mi/>
          <mtext>,</mtext>
          <mi/>
          <mtext>&gt;=</mtext>
        </mrow>
        <mi stretchy="false" mathvariant="normal">}</mi>
      </mrow>
      <mrow>
        <mi/>
        <mi mathvariant="normal">=</mi>
        <mi/>
      </mrow>
      <mi mathvariant="italic">prio</mi>
      <mrow>
        <mi stretchy="false" mathvariant="normal">{</mi>
        <mrow>
          <mtext>&lt;</mtext>
          <mi/>
          <mtext>,</mtext>
          <mi/>
          <mtext>&gt;</mtext>
        </mrow>
        <mi stretchy="false" mathvariant="normal">}</mi>
      </mrow>
    </mrow>
    <annotation encoding="StarMath 5.0">prio lbrace "=" rbrace ~ ~=~ prio lbrace "/=" rbrace  ~=~ prio lbrace "&lt;="`","`"&gt;=" rbrace ~ =~ prio lbrace "&lt;"`","`"&gt;" rbrace</annotation>
  </semantics>
</math>
</file>

<file path=Object 15/content.xml><?xml version="1.0" encoding="utf-8"?>
<math xmlns="http://www.w3.org/1998/Math/MathML">
  <semantics>
    <mrow>
      <mi mathvariant="italic">prio</mi>
      <mrow>
        <mrow>
          <mi stretchy="false" mathvariant="normal">{</mi>
          <msub>
            <mi mathvariant="italic">Op</mi>
            <mi>a</mi>
          </msub>
          <mi stretchy="false" mathvariant="normal">}</mi>
        </mrow>
        <mi mathvariant="normal">≥</mi>
        <mi mathvariant="italic">prio</mi>
      </mrow>
      <mrow>
        <mrow>
          <mi stretchy="false" mathvariant="normal">{</mi>
          <msub>
            <mi mathvariant="italic">Op</mi>
            <mi>c</mi>
          </msub>
          <mi stretchy="false" mathvariant="normal">}</mi>
        </mrow>
        <mi mathvariant="normal">≥</mi>
        <mi mathvariant="italic">prio</mi>
      </mrow>
      <mrow>
        <mi stretchy="false" mathvariant="normal">{</mi>
        <msub>
          <mi mathvariant="italic">Op</mi>
          <mi>b</mi>
        </msub>
        <mi stretchy="false" mathvariant="normal">}</mi>
      </mrow>
    </mrow>
    <annotation encoding="StarMath 5.0">prio lbrace Op_{a} rbrace  &gt;= prio lbrace Op_{c} rbrace  &gt;= prio lbrace Op_{b} rbrace     </annotation>
  </semantics>
</math>
</file>

<file path=Object 16/content.xml><?xml version="1.0" encoding="utf-8"?>
<math xmlns="http://www.w3.org/1998/Math/MathML">
  <semantics>
    <mrow>
      <mrow>
        <msub>
          <mi>X</mi>
          <mi mathvariant="italic">expr</mi>
        </msub>
        <mi mathvariant="normal">=</mi>
        <mi/>
      </mrow>
      <mrow>
        <mi stretchy="false" mathvariant="normal">{</mi>
        <mi mathvariant="italic">expr</mi>
        <mi stretchy="false" mathvariant="normal">}</mi>
      </mrow>
    </mrow>
    <annotation encoding="StarMath 5.0">X_{expr} =` lbrace expr rbrace </annotation>
  </semantics>
</math>
</file>

<file path=Object 17/content.xml><?xml version="1.0" encoding="utf-8"?>
<math xmlns="http://www.w3.org/1998/Math/MathML">
  <semantics>
    <mrow>
      <mrow>
        <msub>
          <mi>A</mi>
          <mi mathvariant="italic">expr</mi>
        </msub>
        <mi mathvariant="normal">=</mi>
        <mi/>
      </mrow>
      <mrow>
        <mi stretchy="false" mathvariant="normal">{</mi>
        <mi mathvariant="italic">exprA</mi>
        <mi stretchy="false" mathvariant="normal">}</mi>
      </mrow>
    </mrow>
    <annotation encoding="StarMath 5.0">A_{expr} =` lbrace exprA rbrace </annotation>
  </semantics>
</math>
</file>

<file path=Object 18/content.xml><?xml version="1.0" encoding="utf-8"?>
<math xmlns="http://www.w3.org/1998/Math/MathML">
  <semantics>
    <mrow>
      <mrow>
        <msub>
          <mi>B</mi>
          <mi mathvariant="italic">expr</mi>
        </msub>
        <mi mathvariant="normal">=</mi>
        <mi/>
      </mrow>
      <mrow>
        <mi stretchy="false" mathvariant="normal">{</mi>
        <mi mathvariant="italic">exprB</mi>
        <mi stretchy="false" mathvariant="normal">}</mi>
      </mrow>
    </mrow>
    <annotation encoding="StarMath 5.0">B_{expr} =` lbrace exprB rbrace </annotation>
  </semantics>
</math>
</file>

<file path=Object 19/content.xml><?xml version="1.0" encoding="utf-8"?>
<math xmlns="http://www.w3.org/1998/Math/MathML">
  <semantics>
    <mrow>
      <mrow>
        <msub>
          <mi>X</mi>
          <mi mathvariant="italic">expr</mi>
        </msub>
        <mi mathvariant="normal">=</mi>
        <mi/>
      </mrow>
      <mrow>
        <msub>
          <mi>A</mi>
          <mi mathvariant="italic">expr</mi>
        </msub>
        <mi mathvariant="normal">∪</mi>
        <msub>
          <mi>B</mi>
          <mi mathvariant="italic">expr</mi>
        </msub>
      </mrow>
    </mrow>
    <annotation encoding="StarMath 5.0">X_{expr} = ` A_{expr} union B_{expr} </annotation>
  </semantics>
</math>
</file>

<file path=Object 2/content.xml><?xml version="1.0" encoding="utf-8"?>
<math xmlns="http://www.w3.org/1998/Math/MathML">
  <semantics>
    <mrow>
      <mi mathvariant="normal">∀</mi>
      <mrow>
        <mi>i</mi>
        <mi mathvariant="normal">∈</mi>
        <mrow>
          <mi stretchy="false" mathvariant="normal">〚</mi>
          <mrow>
            <mn>1,</mn>
            <mi>n</mi>
          </mrow>
          <mi stretchy="false" mathvariant="normal">〛</mi>
        </mrow>
      </mrow>
      <mi>,</mi>
      <mi/>
      <mrow>
        <mo stretchy="false">(</mo>
        <mrow>
          <mtext>int</mtext>
          <mi mathvariant="italic">vari</mi>
          <mrow>
            <mi/>
            <mi mathvariant="normal">=</mi>
            <mi/>
          </mrow>
          <mn>0</mn>
          <mi>;</mi>
        </mrow>
        <mo stretchy="false">)</mo>
      </mrow>
      <mrow>
        <mi/>
        <mi mathvariant="normal">∧</mi>
        <mi/>
      </mrow>
      <mrow>
        <mo stretchy="false">(</mo>
        <mrow>
          <mi mathvariant="italic">boolean</mi>
          <mi mathvariant="italic">vari</mi>
          <mrow>
            <mi/>
            <mi mathvariant="normal">=</mi>
            <mi/>
          </mrow>
          <mi mathvariant="italic">FALSE</mi>
          <mi>;</mi>
        </mrow>
        <mo stretchy="false">)</mo>
      </mrow>
      <mn>.</mn>
    </mrow>
    <annotation encoding="StarMath 5.0">forall i in ldbracket 1,n rdbracket,~ ("int" vari` = `0;)` and `(boolean vari` = `FALSE;). </annotation>
  </semantics>
</math>
</file>

<file path=Object 20/content.xml><?xml version="1.0" encoding="utf-8"?>
<math xmlns="http://www.w3.org/1998/Math/MathML">
  <semantics>
    <mrow>
      <mi mathvariant="italic">expr</mi>
      <mrow>
        <mi/>
        <mi mathvariant="normal">∈</mi>
        <msub>
          <mi>X</mi>
          <mi mathvariant="italic">expr</mi>
        </msub>
      </mrow>
      <mi mathvariant="italic">et</mi>
      <mi/>
      <mi mathvariant="italic">var</mi>
      <mrow>
        <mi/>
        <mi mathvariant="normal">∈</mi>
        <mrow>
          <mi stretchy="false" mathvariant="normal">{</mi>
          <mrow>
            <mi mathvariant="italic">IDENT</mi>
            <mi mathvariant="normal">∪</mi>
            <mi mathvariant="italic">IDBOOL</mi>
          </mrow>
          <mi stretchy="false" mathvariant="normal">}</mi>
        </mrow>
      </mrow>
    </mrow>
    <annotation encoding="StarMath 5.0">expr  `in X_{expr} et ~var `in lbrace IDENT  union IDBOOL rbrace  </annotation>
  </semantics>
</math>
</file>

<file path=Object 21/content.xml><?xml version="1.0" encoding="utf-8"?>
<math xmlns="http://www.w3.org/1998/Math/MathML">
  <semantics>
    <mrow>
      <mrow>
        <mo stretchy="false">(</mo>
        <mrow>
          <mi>v</mi>
          <mrow>
            <mi/>
            <mi mathvariant="normal">∈</mi>
            <mi/>
          </mrow>
          <mi mathvariant="italic">IDENT</mi>
        </mrow>
        <mo stretchy="false">)</mo>
      </mrow>
      <mrow>
        <mi/>
        <mi mathvariant="normal">∧</mi>
        <mi/>
      </mrow>
      <mrow>
        <mo stretchy="false">(</mo>
        <mrow>
          <mi>v</mi>
          <mi/>
          <mrow>
            <mi mathvariant="normal">:</mi>
            <mi mathvariant="normal">=</mi>
            <mi/>
          </mrow>
          <mi mathvariant="italic">expr</mi>
        </mrow>
        <mo stretchy="false">)</mo>
      </mrow>
      <mi/>
      <mi mathvariant="normal">⇒</mi>
      <mi/>
      <mi mathvariant="italic">expr</mi>
      <mrow>
        <mi/>
        <mi mathvariant="normal">∈</mi>
        <mi/>
      </mrow>
      <msub>
        <mi>A</mi>
        <mi mathvariant="italic">expr</mi>
      </msub>
    </mrow>
    <annotation encoding="StarMath 5.0">(v `in` IDENT) `and`(v `:= `expr) ~ drarrow ~ expr `in` A_{expr} </annotation>
  </semantics>
</math>
</file>

<file path=Object 22/content.xml><?xml version="1.0" encoding="utf-8"?>
<math xmlns="http://www.w3.org/1998/Math/MathML">
  <semantics>
    <mrow>
      <mrow>
        <mo stretchy="false">(</mo>
        <mrow>
          <mi>w</mi>
          <mrow>
            <mi/>
            <mi mathvariant="normal">∈</mi>
            <mi/>
          </mrow>
          <mi mathvariant="italic">IDBOOL</mi>
        </mrow>
        <mo stretchy="false">)</mo>
      </mrow>
      <mrow>
        <mi/>
        <mi mathvariant="normal">∧</mi>
        <mi/>
      </mrow>
      <mrow>
        <mo stretchy="false">(</mo>
        <mrow>
          <mi>w</mi>
          <mi/>
          <mrow>
            <mi mathvariant="normal">:</mi>
            <mi mathvariant="normal">=</mi>
            <mi/>
          </mrow>
          <mi mathvariant="italic">expr</mi>
        </mrow>
        <mo stretchy="false">)</mo>
      </mrow>
      <mi/>
      <mi mathvariant="normal">⇒</mi>
      <mi/>
      <mi mathvariant="italic">expr</mi>
      <mrow>
        <mi/>
        <mi mathvariant="normal">∈</mi>
        <mi/>
      </mrow>
      <msub>
        <mi>B</mi>
        <mi mathvariant="italic">expr</mi>
      </msub>
    </mrow>
    <annotation encoding="StarMath 5.0">(w `in` IDBOOL) `and`(w `:= `expr) ~ drarrow ~ expr `in` B_{expr} </annotation>
  </semantics>
</math>
</file>

<file path=Object 23/content.xml><?xml version="1.0" encoding="utf-8"?>
<math xmlns="http://www.w3.org/1998/Math/MathML">
  <semantics>
    <mrow>
      <mi mathvariant="italic">exprEnt</mi>
      <mrow>
        <mi/>
        <mi mathvariant="normal">∈</mi>
        <mi/>
      </mrow>
      <msub>
        <mi>A</mi>
        <mi mathvariant="italic">expr</mi>
      </msub>
    </mrow>
    <annotation encoding="StarMath 5.0">exprEnt ` in ` A_{expr}</annotation>
  </semantics>
</math>
</file>

<file path=Object 24/content.xml><?xml version="1.0" encoding="utf-8"?>
<math xmlns="http://www.w3.org/1998/Math/MathML">
  <semantics>
    <mrow>
      <mi mathvariant="italic">exprBool</mi>
      <mrow>
        <mi/>
        <mi mathvariant="normal">∈</mi>
        <mi/>
      </mrow>
      <msub>
        <mi>B</mi>
        <mi mathvariant="italic">expr</mi>
      </msub>
    </mrow>
    <annotation encoding="StarMath 5.0">exprBool ` in ` B_{expr}</annotation>
  </semantics>
</math>
</file>

<file path=Object 25/content.xml><?xml version="1.0" encoding="utf-8"?>
<math xmlns="http://www.w3.org/1998/Math/MathML">
  <semantics>
    <mrow>
      <mi mathvariant="italic">chaineDeCaracteres</mi>
      <mrow>
        <mi/>
        <mi mathvariant="normal">≃</mi>
        <mi mathvariant="italic">Java.lang.String</mi>
      </mrow>
    </mrow>
    <annotation encoding="StarMath 5.0">chaineDeCaracteres ` simeq Java.lang.String  </annotation>
  </semantics>
</math>
</file>

<file path=Object 26/content.xml><?xml version="1.0" encoding="utf-8"?>
<math xmlns="http://www.w3.org/1998/Math/MathML">
  <semantics>
    <mrow>
      <mi mathvariant="italic">writeln</mi>
      <mrow>
        <mo stretchy="false">(</mo>
        <mo stretchy="false">)</mo>
      </mrow>
      <mi/>
      <mi mathvariant="normal">⇔</mi>
      <mi/>
      <mrow>
        <mo stretchy="false">(</mo>
        <mrow>
          <mi mathvariant="italic">write</mi>
          <mrow>
            <mo stretchy="false">(</mo>
            <mo stretchy="false">)</mo>
          </mrow>
          <mrow>
            <mi/>
            <mo stretchy="false">+</mo>
            <mi/>
          </mrow>
          <mtext>\n</mtext>
        </mrow>
        <mo stretchy="false">)</mo>
      </mrow>
    </mrow>
    <annotation encoding="StarMath 5.0">writeln()~ dlrarrow ~(write()` + `"\n")</annotation>
  </semantics>
</math>
</file>

<file path=Object 27/content.xml><?xml version="1.0" encoding="utf-8"?>
<math xmlns="http://www.w3.org/1998/Math/MathML">
  <semantics>
    <mtable>
      <mtr>
        <mtd>
          <mrow>
            <mi mathvariant="italic">Soit</mi>
            <mi mathvariant="italic">nomDeVariable</mi>
            <mrow>
              <mi/>
              <mi mathvariant="normal">∈</mi>
              <mi/>
            </mrow>
            <mi mathvariant="italic">IDENT</mi>
            <mi mathvariant="italic">alors</mi>
            <mi mathvariant="italic">on</mi>
            <mi>a</mi>
            <mi mathvariant="italic">la</mi>
            <mi mathvariant="italic">syntaxe</mi>
            <mi mathvariant="italic">suivante</mi>
            <mi mathvariant="normal">:</mi>
          </mrow>
        </mtd>
      </mtr>
      <mtr>
        <mtd>
          <mrow>
            <mi mathvariant="italic">read</mi>
            <mi mathvariant="italic">nomDeVariable</mi>
            <mi>;</mi>
          </mrow>
        </mtd>
      </mtr>
    </mtable>
    <annotation encoding="StarMath 5.0">Soit nomDeVariable ` in ` IDENT alors on a la syntaxe suivante :newline read nomDeVariable ;</annotation>
  </semantics>
</math>
</file>

<file path=Object 28/content.xml><?xml version="1.0" encoding="utf-8"?>
<math xmlns="http://www.w3.org/1998/Math/MathML">
  <semantics>
    <mrow>
      <mi mathvariant="italic">if</mi>
      <mi/>
      <mi mathvariant="italic">exprBool</mi>
      <mi/>
      <mi mathvariant="italic">then</mi>
      <mi/>
      <mi mathvariant="italic">listeInstruction</mi>
      <mi/>
      <mi mathvariant="italic">end</mi>
      <mi mathvariant="italic">if</mi>
      <mi>;</mi>
    </mrow>
    <annotation encoding="StarMath 5.0">if ~exprBool~ then ~ listeInstruction ~ end if ;</annotation>
  </semantics>
</math>
</file>

<file path=Object 29/content.xml><?xml version="1.0" encoding="utf-8"?>
<math xmlns="http://www.w3.org/1998/Math/MathML">
  <semantics>
    <mrow>
      <mi mathvariant="italic">if</mi>
      <mi/>
      <mi mathvariant="italic">exprBool</mi>
      <mi/>
      <mi mathvariant="italic">then</mi>
      <mi/>
      <mi mathvariant="italic">listeInstruction</mi>
      <mi/>
      <mi mathvariant="italic">else</mi>
      <mi/>
      <mi mathvariant="italic">listeInstruction</mi>
      <mi/>
      <mi mathvariant="italic">end</mi>
      <mi mathvariant="italic">if</mi>
      <mi>;</mi>
    </mrow>
    <annotation encoding="StarMath 5.0">if ~exprBool~ then ~ listeInstruction ~ else ~ listeInstruction ~end if ;</annotation>
  </semantics>
</math>
</file>

<file path=Object 3/content.xml><?xml version="1.0" encoding="utf-8"?>
<math xmlns="http://www.w3.org/1998/Math/MathML">
  <semantics>
    <mrow>
      <mi mathvariant="italic">nomDeVariable</mi>
      <mrow>
        <mi/>
        <mi mathvariant="normal">∈</mi>
        <mi/>
      </mrow>
      <mi>L</mi>
      <mrow>
        <mo stretchy="false">(</mo>
        <mrow>
          <mrow>
            <mi stretchy="false" mathvariant="normal">[</mi>
            <mrow>
              <mrow>
                <mrow>
                  <mi>A</mi>
                  <mi mathvariant="normal">−</mi>
                  <mi mathvariant="italic">Za</mi>
                </mrow>
                <mi mathvariant="normal">−</mi>
                <mi>z</mi>
              </mrow>
              <mtext>_</mtext>
            </mrow>
            <mi stretchy="false" mathvariant="normal">]</mi>
          </mrow>
          <mn>.</mn>
          <mrow>
            <mrow>
              <mi stretchy="false" mathvariant="normal">[</mi>
              <mrow>
                <mrow>
                  <mrow>
                    <mrow>
                      <mi>A</mi>
                      <mi mathvariant="normal">−</mi>
                      <mi mathvariant="italic">Za</mi>
                    </mrow>
                    <mi mathvariant="normal">−</mi>
                    <mi mathvariant="italic">z0</mi>
                  </mrow>
                  <mi mathvariant="normal">−</mi>
                  <mn>9</mn>
                </mrow>
                <mtext>_</mtext>
              </mrow>
              <mi stretchy="false" mathvariant="normal">]</mi>
            </mrow>
            <mi mathvariant="normal">∗</mi>
            <mi/>
          </mrow>
        </mrow>
        <mo stretchy="false">)</mo>
      </mrow>
    </mrow>
    <annotation encoding="StarMath 5.0">nomDeVariable ` in ~L([A-Za-z"_"].[A-Za-z0-9"_"]*`)</annotation>
  </semantics>
</math>
</file>

<file path=Object 30/content.xml><?xml version="1.0" encoding="utf-8"?>
<math xmlns="http://www.w3.org/1998/Math/MathML">
  <semantics>
    <mrow>
      <mi mathvariant="italic">Soit</mi>
      <mi/>
      <mi mathvariant="italic">exprBool</mi>
      <mrow>
        <mi/>
        <mi mathvariant="normal">∈</mi>
        <mi/>
      </mrow>
      <msub>
        <mi>B</mi>
        <mi mathvariant="italic">expr</mi>
      </msub>
      <mi/>
      <mi mathvariant="italic">alors</mi>
      <mi mathvariant="italic">on</mi>
      <mi>a</mi>
      <mi mathvariant="italic">la</mi>
      <mi mathvariant="italic">syntaxe</mi>
      <mi mathvariant="italic">suivante</mi>
      <mi mathvariant="normal">:</mi>
    </mrow>
    <annotation encoding="StarMath 5.0">Soit~ exprBool ` in ` B_{expr}~ alors on a la syntaxe suivante :</annotation>
  </semantics>
</math>
</file>

<file path=Object 31/content.xml><?xml version="1.0" encoding="utf-8"?>
<math xmlns="http://www.w3.org/1998/Math/MathML">
  <semantics>
    <mrow>
      <mi mathvariant="italic">listeInstruction</mi>
      <mi/>
      <mo stretchy="false">→</mo>
      <mi/>
      <mi mathvariant="italic">INSTAVA</mi>
      <mi/>
      <mi mathvariant="italic">listeInstruction</mi>
      <mi/>
      <mtext>|</mtext>
      <mi/>
      <mi mathvariant="italic">INSTAVA</mi>
    </mrow>
    <annotation encoding="StarMath 5.0">listeInstruction ~rightarrow ~ INSTAVA` listeInstruction `"|"` INSTAVA</annotation>
  </semantics>
</math>
</file>

<file path=Object 32/content.xml><?xml version="1.0" encoding="utf-8"?>
<math xmlns="http://www.w3.org/1998/Math/MathML">
  <semantics>
    <mrow>
      <mi mathvariant="italic">Soit</mi>
      <mi/>
      <mi mathvariant="italic">exprBool</mi>
      <mrow>
        <mi/>
        <mi mathvariant="normal">∈</mi>
        <mi/>
      </mrow>
      <msub>
        <mi>B</mi>
        <mi mathvariant="italic">expr</mi>
      </msub>
      <mi/>
      <mi mathvariant="italic">alors</mi>
      <mi mathvariant="italic">on</mi>
      <mi>a</mi>
      <mi mathvariant="italic">la</mi>
      <mi mathvariant="italic">syntaxe</mi>
      <mi mathvariant="italic">suivante</mi>
      <mi mathvariant="normal">:</mi>
    </mrow>
    <annotation encoding="StarMath 5.0">Soit~ exprBool ` in ` B_{expr}~ alors on a la syntaxe suivante :</annotation>
  </semantics>
</math>
</file>

<file path=Object 33/content.xml><?xml version="1.0" encoding="utf-8"?>
<math xmlns="http://www.w3.org/1998/Math/MathML">
  <semantics>
    <mrow>
      <mi mathvariant="italic">while</mi>
      <mi/>
      <mi mathvariant="italic">exprBool</mi>
      <mi/>
      <mi mathvariant="italic">loop</mi>
      <mi/>
      <mi mathvariant="italic">listeInstruction</mi>
      <mi/>
      <mi mathvariant="italic">end</mi>
      <mi mathvariant="italic">loop</mi>
      <mi>;</mi>
    </mrow>
    <annotation encoding="StarMath 5.0">while ~exprBool~ loop ~ listeInstruction ~ end loop ;</annotation>
  </semantics>
</math>
</file>

<file path=Object 34/content.xml><?xml version="1.0" encoding="utf-8"?>
<math xmlns="http://www.w3.org/1998/Math/MathML">
  <semantics>
    <mtable>
      <mtr>
        <mtd>
          <mrow>
            <mi/>
            <mi mathvariant="italic">Soit</mi>
            <mi mathvariant="italic">la</mi>
            <mi mathvariant="italic">grammaire</mi>
            <mi mathvariant="italic">Algébrique</mi>
            <mi mathvariant="italic">du</mi>
            <mi mathvariant="italic">langage</mi>
            <mi mathvariant="italic">Ava</mi>
            <mi>,</mi>
            <mi mathvariant="italic">noté</mi>
            <mi/>
            <msub>
              <mi>G</mi>
              <mi mathvariant="italic">AVA</mi>
            </msub>
            <mi/>
            <mi>,</mi>
            <mi/>
            <mi mathvariant="italic">définit</mi>
            <mi mathvariant="italic">par</mi>
            <mi/>
            <mi mathvariant="normal">:</mi>
          </mrow>
        </mtd>
      </mtr>
      <mtr>
        <mtd/>
      </mtr>
      <mtr>
        <mtd>
          <mrow>
            <msub>
              <mi>G</mi>
              <mi mathvariant="italic">AVA</mi>
            </msub>
            <mrow>
              <mi/>
              <mi mathvariant="normal">=</mi>
              <mfenced open="〈" close="〉">
                <mrow>
                  <msub>
                    <mi>V</mi>
                    <mi>T</mi>
                  </msub>
                  <mi>,</mi>
                  <mi/>
                  <msub>
                    <mi>V</mi>
                    <mi>N</mi>
                  </msub>
                  <mi>,</mi>
                  <mi/>
                  <mi>S</mi>
                  <mi>,</mi>
                  <mi/>
                  <mi>P</mi>
                  <mi/>
                </mrow>
              </mfenced>
            </mrow>
          </mrow>
        </mtd>
      </mtr>
    </mtable>
    <annotation encoding="StarMath 5.0">~~Soit la grammaire Algébrique du langage Ava, noté `G_{AVA}`,`définit par`:newline 
newline G_{AVA} `=left langle V_{T} ,` V_{N} ,`S,`P` right rangle </annotation>
  </semantics>
</math>
</file>

<file path=Object 35/content.xml><?xml version="1.0" encoding="utf-8"?>
<math xmlns="http://www.w3.org/1998/Math/MathML">
  <semantics>
    <mtable>
      <mtr>
        <mtd>
          <mrow>
            <msub>
              <mi>V</mi>
              <mi>T</mi>
            </msub>
            <mi/>
            <mi mathvariant="italic">et</mi>
            <mi/>
            <msub>
              <mi>V</mi>
              <mi>N</mi>
            </msub>
            <mi mathvariant="italic">sont</mi>
            <mi mathvariant="italic">des</mi>
            <mi mathvariant="italic">vocabulaires</mi>
            <mi mathvariant="italic">disjoints</mi>
            <mi mathvariant="normal">:</mi>
          </mrow>
        </mtd>
      </mtr>
      <mtr>
        <mtd>
          <mrow>
            <msub>
              <mi>V</mi>
              <mi>T</mi>
            </msub>
            <mi/>
            <mi mathvariant="italic">est</mi>
            <mi>l</mi>
            <mi>'</mi>
            <mi mathvariant="italic">ensemble</mi>
            <mi mathvariant="italic">des</mi>
            <mi mathvariant="italic">terminaux</mi>
            <mi>,</mi>
            <msub>
              <mi>V</mi>
              <mi>N</mi>
            </msub>
            <mi/>
            <mi>l</mi>
            <mi>'</mi>
            <mi mathvariant="italic">ensemble</mi>
            <mi mathvariant="italic">des</mi>
            <mrow>
              <mi mathvariant="italic">non</mi>
              <mi mathvariant="normal">−</mi>
              <mi mathvariant="italic">terminaux.</mi>
            </mrow>
          </mrow>
        </mtd>
      </mtr>
      <mtr>
        <mtd>
          <mrow>
            <mi>S</mi>
            <mrow>
              <mi/>
              <mi mathvariant="normal">∈</mi>
              <msub>
                <mi>V</mi>
                <mi>N</mi>
              </msub>
            </mrow>
            <mi mathvariant="italic">est</mi>
            <mi>l</mi>
            <mi>'</mi>
            <mi mathvariant="italic">axiome</mi>
            <mi>,</mi>
            <mi mathvariant="italic">ou</mi>
            <mi mathvariant="italic">token</mi>
            <mi mathvariant="italic">de</mi>
            <mi mathvariant="italic">départ</mi>
            <mi/>
            <mrow>
              <mo stretchy="false">(</mo>
              <mi mathvariant="italic">Start</mi>
              <mo stretchy="false">)</mo>
            </mrow>
            <mn>.</mn>
          </mrow>
        </mtd>
      </mtr>
      <mtr>
        <mtd>
          <mrow>
            <mi>P</mi>
            <mrow>
              <mi/>
              <mi mathvariant="normal">⊆</mi>
              <mi/>
            </mrow>
            <msub>
              <mi>V</mi>
              <mi>N</mi>
            </msub>
            <mrow>
              <mi/>
              <mi mathvariant="normal">×</mi>
              <mi/>
            </mrow>
            <msup>
              <mrow>
                <mo stretchy="false">(</mo>
                <mrow>
                  <msub>
                    <mi>V</mi>
                    <mi>N</mi>
                  </msub>
                  <mi mathvariant="normal">∪</mi>
                  <msub>
                    <mi>V</mi>
                    <mi>T</mi>
                  </msub>
                </mrow>
                <mo stretchy="false">)</mo>
              </mrow>
              <mtext>*</mtext>
            </msup>
            <mi/>
            <mi mathvariant="italic">est</mi>
            <mi>l</mi>
            <mi>'</mi>
            <mi mathvariant="italic">ensemble</mi>
            <mi mathvariant="italic">des</mi>
            <mi mathvariant="italic">règles</mi>
            <mi mathvariant="italic">de</mi>
            <mi mathvariant="italic">productions.</mi>
          </mrow>
        </mtd>
      </mtr>
    </mtable>
    <annotation encoding="StarMath 5.0">V_{T}` et `V_{N} sont des vocabulaires disjoints : newline V_{T}` est l'ensemble des terminaux, V_{N}` l'ensemble des non-terminaux.
newline
S ` in V_{N} est l'axiome, ou token de départ `(Start). newline
P  ~ subseteq ~ V_{N}  `times `( V_{N} union V_{T})^{"*"}~ est l'ensemble des règles de productions.
 
</annotation>
  </semantics>
</math>
</file>

<file path=Object 36/content.xml><?xml version="1.0" encoding="utf-8"?>
<math xmlns="http://www.w3.org/1998/Math/MathML">
  <semantics>
    <mrow>
      <msub>
        <mi>V</mi>
        <mi>T</mi>
      </msub>
      <mrow>
        <mi/>
        <mi mathvariant="normal">=</mi>
        <mi/>
      </mrow>
      <mrow>
        <mi stretchy="false" mathvariant="normal">{</mi>
        <mrow>
          <mi mathvariant="italic">PROG</mi>
          <mi>,</mi>
          <mi/>
          <mi mathvariant="italic">DECLINT</mi>
          <mi>,</mi>
          <mi/>
          <mi mathvariant="italic">DECLBOOL</mi>
          <mi>,</mi>
          <mi/>
          <mi mathvariant="italic">WRITE</mi>
          <mi>,</mi>
          <mi/>
          <mi mathvariant="italic">WRITELN</mi>
          <mi>,</mi>
          <mi/>
          <mi mathvariant="italic">READ</mi>
        </mrow>
        <mi stretchy="false" mathvariant="normal">}</mi>
      </mrow>
      <mrow>
        <mi/>
        <mi mathvariant="normal">∪</mi>
        <mi/>
      </mrow>
    </mrow>
    <annotation encoding="StarMath 5.0">V_{T}` =` lbrace PROG,`DECLINT,`DECLBOOL,`WRITE,`WRITELN,`READ rbrace ~union~ 
         

  </annotation>
  </semantics>
</math>
</file>

<file path=Object 37/content.xml><?xml version="1.0" encoding="utf-8"?>
<math xmlns="http://www.w3.org/1998/Math/MathML">
  <semantics>
    <mrow>
      <mi/>
      <mrow>
        <mi stretchy="false" mathvariant="normal">{</mi>
        <mrow>
          <mi mathvariant="italic">IDENT</mi>
          <mi>,</mi>
          <mi/>
          <mi mathvariant="italic">ENTIER</mi>
          <mi>,</mi>
          <mi/>
          <mi mathvariant="italic">AFF</mi>
          <mi>,</mi>
          <mi/>
          <mi mathvariant="italic">FININSTR</mi>
          <mi>,</mi>
          <mi/>
          <mi mathvariant="italic">SEPVAR</mi>
          <mi>,</mi>
          <mi/>
          <mi mathvariant="italic">GUILLEMET</mi>
        </mrow>
        <mi stretchy="false" mathvariant="normal">}</mi>
      </mrow>
      <mrow>
        <mi/>
        <mi mathvariant="normal">∪</mi>
        <mi/>
      </mrow>
    </mrow>
    <annotation encoding="StarMath 5.0"> ~~~~~```lbrace IDENT,`ENTIER,`AFF,`FININSTR,`SEPVAR,`GUILLEMET rbrace ~union~
  </annotation>
  </semantics>
</math>
</file>

<file path=Object 38/content.xml><?xml version="1.0" encoding="utf-8"?>
<math xmlns="http://www.w3.org/1998/Math/MathML">
  <semantics>
    <mrow>
      <mi/>
      <mrow>
        <mi stretchy="false" mathvariant="normal">{</mi>
        <mrow>
          <mi mathvariant="italic">FORMATENTIER</mi>
          <mi>,</mi>
          <mi/>
          <mi mathvariant="italic">FORMATBOOLEEN</mi>
          <mi>,</mi>
          <mi/>
          <mi mathvariant="italic">FORMATCHAINE</mi>
          <mi>,</mi>
          <mi/>
          <mi mathvariant="italic">STRING</mi>
          <mi>,</mi>
          <mi/>
          <mi mathvariant="italic">CANCEL</mi>
        </mrow>
        <mi stretchy="false" mathvariant="normal">}</mi>
      </mrow>
      <mrow>
        <mi/>
        <mi mathvariant="normal">∪</mi>
        <mi/>
      </mrow>
    </mrow>
    <annotation encoding="StarMath 5.0">~~~~~~        lbrace FORMATENTIER,`FORMATBOOLEEN,`FORMATCHAINE,`STRING,`CANCEL rbrace ~union~
        </annotation>
  </semantics>
</math>
</file>

<file path=Object 39/content.xml><?xml version="1.0" encoding="utf-8"?>
<math xmlns="http://www.w3.org/1998/Math/MathML">
  <semantics>
    <mrow>
      <mi/>
      <mrow>
        <mi stretchy="false" mathvariant="normal">{</mi>
        <mrow>
          <mi mathvariant="italic">IF</mi>
          <mi>,</mi>
          <mi/>
          <mi mathvariant="italic">THEN</mi>
          <mi>,</mi>
          <mi/>
          <mi mathvariant="italic">ELSE</mi>
          <mi>,</mi>
          <mi/>
          <mi mathvariant="italic">ENDIF</mi>
          <mi>,</mi>
          <mi/>
          <mi mathvariant="italic">WHILE</mi>
          <mi>,</mi>
          <mi/>
          <mi mathvariant="italic">LOOP</mi>
          <mi>,</mi>
          <mi/>
          <mi mathvariant="italic">ENDLOOP</mi>
        </mrow>
        <mi stretchy="false" mathvariant="normal">}</mi>
      </mrow>
      <mrow>
        <mi/>
        <mi mathvariant="normal">∪</mi>
        <mi/>
      </mrow>
    </mrow>
    <annotation encoding="StarMath 5.0">~~~~~~  lbrace IF,`THEN,`ELSE,`ENDIF,`WHILE,`LOOP,`ENDLOOP rbrace ~union~
     </annotation>
  </semantics>
</math>
</file>

<file path=Object 4/content.xml><?xml version="1.0" encoding="utf-8"?>
<math xmlns="http://www.w3.org/1998/Math/MathML">
  <semantics>
    <mrow>
      <mi mathvariant="italic">avaTypes</mi>
      <mrow>
        <mi/>
        <mi mathvariant="normal">∈</mi>
        <mi/>
      </mrow>
      <mrow>
        <mi stretchy="false" mathvariant="normal">{</mi>
        <mrow>
          <mtext>int</mtext>
          <mi>,</mi>
          <mi mathvariant="italic">boolean</mi>
        </mrow>
        <mi stretchy="false" mathvariant="normal">}</mi>
      </mrow>
    </mrow>
    <annotation encoding="StarMath 5.0">avaTypes `in `lbrace "int",boolean rbrace  </annotation>
  </semantics>
</math>
</file>

<file path=Object 40/content.xml><?xml version="1.0" encoding="utf-8"?>
<math xmlns="http://www.w3.org/1998/Math/MathML">
  <semantics>
    <mrow>
      <mrow>
        <mi stretchy="false" mathvariant="normal">{</mi>
        <mrow>
          <mi mathvariant="italic">MODULO</mi>
          <mi>,</mi>
          <mi/>
          <mi mathvariant="italic">OPENPARENTH</mi>
          <mi>,</mi>
          <mi/>
          <mi mathvariant="italic">CLOSEPARENTH</mi>
          <mi>,</mi>
          <mi/>
          <mi mathvariant="italic">MOINS</mi>
          <mi>,</mi>
          <mi/>
          <mi mathvariant="italic">PLUS</mi>
          <mi>,</mi>
          <mi/>
          <mi mathvariant="italic">MULT</mi>
          <mi>,</mi>
          <mi/>
          <mtext>DIV</mtext>
          <mi>,</mi>
          <mi/>
          <mi mathvariant="italic">UNAIRE</mi>
        </mrow>
        <mi stretchy="false" mathvariant="normal">}</mi>
      </mrow>
      <mrow>
        <mi/>
        <mi mathvariant="normal">∪</mi>
        <mi/>
      </mrow>
    </mrow>
    <annotation encoding="StarMath 5.0">     lbrace MODULO,`OPENPARENTH,`CLOSEPARENTH,`MOINS,`PLUS,`MULT,`"DIV",`UNAIRE rbrace ~union~
          </annotation>
  </semantics>
</math>
</file>

<file path=Object 41/content.xml><?xml version="1.0" encoding="utf-8"?>
<math xmlns="http://www.w3.org/1998/Math/MathML">
  <semantics>
    <mrow>
      <mrow>
        <mi stretchy="false" mathvariant="normal">{</mi>
        <mrow>
          <mi mathvariant="italic">DIFF</mi>
          <mi>,</mi>
          <mi/>
          <mi mathvariant="italic">INFEGAL</mi>
          <mi>,</mi>
          <mi/>
          <mi mathvariant="italic">INF</mi>
          <mi>,</mi>
          <msup>
            <mi/>
            <mi>,</mi>
          </msup>
          <mi/>
          <mi mathvariant="italic">SUPEGAL</mi>
          <mi>,</mi>
          <mi/>
          <mi mathvariant="italic">EGAL</mi>
        </mrow>
        <mi stretchy="false" mathvariant="normal">}</mi>
      </mrow>
      <mrow>
        <mi/>
        <mi mathvariant="normal">∪</mi>
        <mi/>
      </mrow>
      <mrow>
        <mi stretchy="false" mathvariant="normal">{</mi>
        <mrow>
          <mtext>NOT</mtext>
          <mi>,</mi>
          <mi/>
          <mtext>AND</mtext>
          <mi>,</mi>
          <mi/>
          <mtext>OR</mtext>
          <mi>,</mi>
          <mi/>
          <mi mathvariant="italic">VRAI</mi>
          <mi>,</mi>
          <mi/>
          <mi mathvariant="italic">FAUX</mi>
        </mrow>
        <mi stretchy="false" mathvariant="normal">}</mi>
      </mrow>
    </mrow>
    <annotation encoding="StarMath 5.0">lbrace DIFF,`INFEGAL,`INF,`SUP,`SUPEGAL,`EGAL rbrace ~union~   
          lbrace "NOT",`"AND",`"OR",`VRAI,`FAUX rbrace</annotation>
  </semantics>
</math>
</file>

<file path=Object 42/content.xml><?xml version="1.0" encoding="utf-8"?>
<math xmlns="http://www.w3.org/1998/Math/MathML">
  <semantics>
    <mrow>
      <msub>
        <mi>V</mi>
        <mi>N</mi>
      </msub>
      <mrow>
        <mi/>
        <mi mathvariant="normal">=</mi>
        <mi/>
      </mrow>
      <mrow>
        <mi stretchy="false" mathvariant="normal">{</mi>
        <mi mathvariant="italic">CodeSourceAva</mi>
        <mi stretchy="false" mathvariant="normal">}</mi>
      </mrow>
      <mrow>
        <mi/>
        <mi mathvariant="normal">∪</mi>
        <mi/>
      </mrow>
    </mrow>
    <annotation encoding="StarMath 5.0">V_{N}` =` lbrace  CodeSourceAva rbrace ~union~ 
 
 
</annotation>
  </semantics>
</math>
</file>

<file path=Object 43/content.xml><?xml version="1.0" encoding="utf-8"?>
<math xmlns="http://www.w3.org/1998/Math/MathML">
  <semantics>
    <mrow>
      <mrow>
        <mi stretchy="false" mathvariant="normal">{</mi>
        <mrow>
          <mi mathvariant="italic">enTete</mi>
          <mi>,</mi>
          <mi/>
          <mi mathvariant="italic">listeDeclaration</mi>
          <mi>,</mi>
          <mi/>
          <mi mathvariant="italic">listeInstruction</mi>
        </mrow>
        <mi stretchy="false" mathvariant="normal">}</mi>
      </mrow>
      <mrow>
        <mi/>
        <mi mathvariant="normal">∪</mi>
        <mi/>
      </mrow>
    </mrow>
    <annotation encoding="StarMath 5.0">lbrace  enTete,` listeDeclaration,` listeInstruction rbrace ~union~ 
 
 
 </annotation>
  </semantics>
</math>
</file>

<file path=Object 44/content.xml><?xml version="1.0" encoding="utf-8"?>
<math xmlns="http://www.w3.org/1998/Math/MathML">
  <semantics>
    <mrow>
      <mrow>
        <mi stretchy="false" mathvariant="normal">{</mi>
        <mrow>
          <mi mathvariant="italic">declarationVariable</mi>
          <mi>,</mi>
          <mi/>
          <mi mathvariant="italic">declarationDeType</mi>
          <mi>,</mi>
          <mi/>
          <mi mathvariant="italic">listeDeVariable</mi>
        </mrow>
        <mi stretchy="false" mathvariant="normal">}</mi>
      </mrow>
      <mrow>
        <mi/>
        <mi mathvariant="normal">∪</mi>
        <mi/>
      </mrow>
    </mrow>
    <annotation encoding="StarMath 5.0">lbrace   declarationVariable,` declarationDeType,` listeDeVariable rbrace ~union~ 
 
 </annotation>
  </semantics>
</math>
</file>

<file path=Object 45/content.xml><?xml version="1.0" encoding="utf-8"?>
<math xmlns="http://www.w3.org/1998/Math/MathML">
  <semantics>
    <mrow>
      <mrow>
        <mi stretchy="false" mathvariant="normal">{</mi>
        <mrow>
          <mi mathvariant="italic">instruction</mi>
          <mi>,</mi>
          <mi/>
          <mi mathvariant="italic">affectation</mi>
          <mi>,</mi>
          <mi/>
          <mi mathvariant="italic">impression</mi>
          <mi>,</mi>
          <mi/>
          <mi mathvariant="italic">lecture</mi>
          <mi>,</mi>
          <mi/>
          <mi mathvariant="italic">structureConditionnelle</mi>
          <mi>,</mi>
          <mi/>
          <mi mathvariant="italic">structureIterative</mi>
        </mrow>
        <mi stretchy="false" mathvariant="normal">}</mi>
      </mrow>
      <mrow>
        <mi/>
        <mi mathvariant="normal">∪</mi>
        <mi/>
      </mrow>
    </mrow>
    <annotation encoding="StarMath 5.0">lbrace   instruction,` affectation,` impression,` lecture,` structureConditionnelle,` structureIterative  rbrace ~union~ 
 
 
 
 </annotation>
  </semantics>
</math>
</file>

<file path=Object 46/content.xml><?xml version="1.0" encoding="utf-8"?>
<math xmlns="http://www.w3.org/1998/Math/MathML">
  <semantics>
    <mrow>
      <mi stretchy="false" mathvariant="normal">{</mi>
      <mrow>
        <mi mathvariant="italic">fonctionStdOut</mi>
        <mi>,</mi>
        <mi mathvariant="italic">formatImpression</mi>
        <mi>,</mi>
        <mi mathvariant="italic">paramImpression</mi>
        <mi>,</mi>
        <mi mathvariant="italic">expression</mi>
        <mi>,</mi>
        <mi mathvariant="italic">expressionComparaison</mi>
      </mrow>
      <mi stretchy="false" mathvariant="normal">}</mi>
    </mrow>
    <annotation encoding="StarMath 5.0">lbrace    fonctionStdOut, formatImpression, paramImpression, expression, expressionComparaison  rbrace 
 
 
 </annotation>
  </semantics>
</math>
</file>

<file path=Object 48/content.xml><?xml version="1.0" encoding="utf-8"?>
<math xmlns="http://www.w3.org/1998/Math/MathML">
  <semantics>
    <mtable>
      <mtr>
        <mtd>
          <mrow>
            <mi>P</mi>
            <mi/>
            <mi mathvariant="normal">:</mi>
            <mi/>
            <mi mathvariant="italic">CodeSourceAva</mi>
            <mi/>
            <mo stretchy="false">→</mo>
            <mi/>
            <mi mathvariant="italic">enTete</mi>
            <mi/>
            <mi mathvariant="italic">listeDeclaration</mi>
            <mi/>
            <mi mathvariant="italic">listeInstruction</mi>
          </mrow>
        </mtd>
      </mtr>
      <mtr>
        <mtd>
          <mrow>
            <mi mathvariant="italic">enTete</mi>
            <mi/>
            <mo stretchy="false">→</mo>
            <mi/>
            <mi mathvariant="italic">PROG</mi>
            <mi mathvariant="italic">STRING</mi>
            <mi mathvariant="italic">FININSTR</mi>
          </mrow>
        </mtd>
      </mtr>
      <mtr>
        <mtd>
          <mrow>
            <mi mathvariant="italic">listeDeclaration</mi>
            <mi/>
            <mo stretchy="false">→</mo>
            <mi/>
            <mi mathvariant="italic">mot</mi>
            <mi mathvariant="italic">vide</mi>
            <mtext>|</mtext>
            <mi mathvariant="italic">declarationVariable</mi>
            <mi mathvariant="italic">listeDeclaration</mi>
          </mrow>
        </mtd>
      </mtr>
      <mtr>
        <mtd>
          <mrow>
            <mi mathvariant="italic">declarationVariable</mi>
            <mi/>
            <mo stretchy="false">→</mo>
            <mi/>
            <mi mathvariant="italic">declarationDeType</mi>
            <mi mathvariant="italic">listeDeVariable</mi>
            <mi mathvariant="italic">FININSTR</mi>
          </mrow>
        </mtd>
      </mtr>
      <mtr>
        <mtd>
          <mrow>
            <mi mathvariant="italic">declarationDeType</mi>
            <mi/>
            <mo stretchy="false">→</mo>
            <mi/>
            <mi mathvariant="italic">DECLINT</mi>
            <mtext>|</mtext>
            <mi mathvariant="italic">DECLBOOL</mi>
          </mrow>
        </mtd>
      </mtr>
      <mtr>
        <mtd>
          <mrow>
            <mi mathvariant="italic">listeDeVariable</mi>
            <mi/>
            <mo stretchy="false">→</mo>
            <mi/>
            <mi mathvariant="italic">IDENT</mi>
            <mi mathvariant="italic">SEPVAR</mi>
            <mi mathvariant="italic">listeDeVariable</mi>
            <mtext>|</mtext>
            <mi mathvariant="italic">IDENT</mi>
          </mrow>
        </mtd>
      </mtr>
      <mtr>
        <mtd>
          <mrow>
            <mi mathvariant="italic">listeInstruction</mi>
            <mi/>
            <mo stretchy="false">→</mo>
            <mi/>
            <mi mathvariant="italic">mot</mi>
            <mi mathvariant="italic">vide</mi>
            <mtext>|</mtext>
            <mi mathvariant="italic">instruction</mi>
            <mi mathvariant="italic">listeInstruction</mi>
          </mrow>
        </mtd>
      </mtr>
      <mtr>
        <mtd>
          <mrow>
            <mi mathvariant="italic">instruction</mi>
            <mi/>
            <mo stretchy="false">→</mo>
            <mi/>
            <mi mathvariant="italic">affectation</mi>
            <mi mathvariant="italic">FININSTR</mi>
            <mtext>|</mtext>
            <mi mathvariant="italic">impression</mi>
            <mi mathvariant="italic">FININSTR</mi>
            <mtext>|</mtext>
            <mi mathvariant="italic">lecture</mi>
            <mi mathvariant="italic">FININSTR</mi>
            <mtext>|</mtext>
            <mi mathvariant="italic">structureConditionnelle</mi>
            <mi mathvariant="italic">FININSTR</mi>
          </mrow>
        </mtd>
      </mtr>
      <mtr>
        <mtd>
          <mrow>
            <mi/>
            <mtext>|</mtext>
            <mi mathvariant="italic">structureIterative</mi>
            <mi mathvariant="italic">FININSTR</mi>
          </mrow>
        </mtd>
      </mtr>
      <mtr>
        <mtd>
          <mrow>
            <mi mathvariant="italic">affectation</mi>
            <mi/>
            <mo stretchy="false">→</mo>
            <mi/>
            <mi mathvariant="italic">IDENT</mi>
            <mi mathvariant="italic">AFF</mi>
            <mi mathvariant="italic">expression</mi>
          </mrow>
        </mtd>
      </mtr>
      <mtr>
        <mtd>
          <mrow>
            <mi mathvariant="italic">impression</mi>
            <mi/>
            <mo stretchy="false">→</mo>
            <mi/>
            <mi mathvariant="italic">fonctionStdOut</mi>
            <mi mathvariant="italic">OPENPARENTH</mi>
            <mi mathvariant="italic">formatImpression</mi>
            <mi mathvariant="italic">SEPVAR</mi>
            <mi mathvariant="italic">paramImpression</mi>
            <mi mathvariant="italic">CLOSEPARENTH</mi>
            <mtext>|</mtext>
            <mi mathvariant="italic">WRITELN</mi>
          </mrow>
        </mtd>
      </mtr>
      <mtr>
        <mtd>
          <mrow>
            <mi mathvariant="italic">fonctionStdOut</mi>
            <mi/>
            <mo stretchy="false">→</mo>
            <mi/>
            <mi mathvariant="italic">WRITE</mi>
            <mtext>|</mtext>
            <mi mathvariant="italic">WRITELN</mi>
          </mrow>
        </mtd>
      </mtr>
      <mtr>
        <mtd>
          <mrow>
            <mi mathvariant="italic">formatImpression</mi>
            <mi/>
            <mo stretchy="false">→</mo>
            <mi/>
            <mi mathvariant="italic">FORMATENTIER</mi>
            <mtext>|</mtext>
            <mi mathvariant="italic">FORMATBOOLEEN</mi>
            <mtext>|</mtext>
            <mi mathvariant="italic">FORMATCHAINE</mi>
          </mrow>
        </mtd>
      </mtr>
      <mtr>
        <mtd>
          <mrow>
            <mi mathvariant="italic">paramImpression</mi>
            <mi/>
            <mo stretchy="false">→</mo>
            <mi/>
            <mi mathvariant="italic">expression</mi>
            <mtext>|</mtext>
            <mi mathvariant="italic">STRING</mi>
          </mrow>
        </mtd>
      </mtr>
      <mtr>
        <mtd>
          <mrow>
            <mi mathvariant="italic">lecture</mi>
            <mi/>
            <mo stretchy="false">→</mo>
            <mi/>
            <mi mathvariant="italic">READ</mi>
            <mi mathvariant="italic">IDENT</mi>
          </mrow>
        </mtd>
      </mtr>
      <mtr>
        <mtd>
          <mrow>
            <mi mathvariant="italic">structureConditionnelle</mi>
            <mi/>
            <mo stretchy="false">→</mo>
            <mi/>
            <mi mathvariant="italic">IF</mi>
            <mi mathvariant="italic">expression</mi>
            <mi mathvariant="italic">THEN</mi>
            <mi mathvariant="italic">listeInstruction</mi>
            <mi mathvariant="italic">ENDIF</mi>
          </mrow>
        </mtd>
      </mtr>
      <mtr>
        <mtd>
          <mrow>
            <mi/>
            <mtext>|</mtext>
            <mi mathvariant="italic">IF</mi>
            <mi mathvariant="italic">expression</mi>
            <mi mathvariant="italic">THEN</mi>
            <mi mathvariant="italic">listeInstruction</mi>
            <mi mathvariant="italic">ELSE</mi>
            <mi mathvariant="italic">listeInstruction</mi>
            <mi mathvariant="italic">ENDIF</mi>
          </mrow>
        </mtd>
      </mtr>
      <mtr>
        <mtd>
          <mrow>
            <mi mathvariant="italic">structureIterative</mi>
            <mi/>
            <mo stretchy="false">→</mo>
            <mi/>
            <mi mathvariant="italic">WHILE</mi>
            <mi mathvariant="italic">expression</mi>
            <mi mathvariant="italic">LOOP</mi>
            <mi mathvariant="italic">listeInstruction</mi>
            <mi mathvariant="italic">ENDLOOP</mi>
          </mrow>
        </mtd>
      </mtr>
      <mtr>
        <mtd>
          <mrow>
            <mi mathvariant="italic">expression</mi>
            <mi/>
            <mo stretchy="false">→</mo>
            <mi/>
            <mi mathvariant="italic">ENTIER</mi>
            <mtext>|</mtext>
            <mi mathvariant="italic">IDENT</mi>
            <mtext>|</mtext>
            <mi mathvariant="italic">OPENPARENTH</mi>
            <mi mathvariant="italic">expression</mi>
            <mi mathvariant="italic">CLOSEPARENTH</mi>
            <mtext>|</mtext>
            <mi mathvariant="italic">expressionComparaison</mi>
          </mrow>
        </mtd>
      </mtr>
      <mtr>
        <mtd>
          <mrow>
            <mi/>
            <mtext>|</mtext>
            <mi mathvariant="italic">VRAI</mi>
            <mtext>|</mtext>
            <mi mathvariant="italic">FAUX</mi>
            <mtext>|</mtext>
            <mi mathvariant="italic">NOT</mi>
            <mi mathvariant="italic">expression</mi>
            <mtext>|</mtext>
            <mi mathvariant="italic">expression</mi>
            <mtext>AND</mtext>
            <mi/>
            <mi mathvariant="italic">expression</mi>
            <mtext>|</mtext>
            <mi mathvariant="italic">expression</mi>
            <mi/>
            <mtext>OR</mtext>
            <mi mathvariant="italic">expression</mi>
          </mrow>
        </mtd>
      </mtr>
      <mtr>
        <mtd>
          <mrow>
            <mi/>
            <mtext>|</mtext>
            <mi mathvariant="italic">expression</mi>
            <mi mathvariant="italic">PLUS</mi>
            <mi mathvariant="italic">expression</mi>
            <mtext>|</mtext>
            <mi mathvariant="italic">expression</mi>
            <mi mathvariant="italic">MOINS</mi>
            <mi mathvariant="italic">expression</mi>
            <mtext>|</mtext>
            <mi mathvariant="italic">expression</mi>
            <mi mathvariant="italic">MULT</mi>
            <mi mathvariant="italic">expression</mi>
          </mrow>
        </mtd>
      </mtr>
      <mtr>
        <mtd>
          <mrow>
            <mi/>
            <mtext>|</mtext>
            <mi mathvariant="italic">expression</mi>
            <mtext>DIV</mtext>
            <mi mathvariant="italic">expression</mi>
            <mtext>|</mtext>
            <mi mathvariant="italic">expression</mi>
            <mi mathvariant="italic">MODULO</mi>
            <mi mathvariant="italic">expression</mi>
            <mtext>|</mtext>
            <mi mathvariant="italic">MOINS</mi>
            <mi mathvariant="italic">expression</mi>
            <mrow>
              <mo stretchy="false">(</mo>
              <mrow>
                <mi mathvariant="italic">note</mi>
                <mi mathvariant="normal">:</mi>
                <mi mathvariant="italic">moins</mi>
                <mi mathvariant="italic">unaire</mi>
              </mrow>
              <mo stretchy="false">)</mo>
            </mrow>
          </mrow>
        </mtd>
      </mtr>
      <mtr>
        <mtd>
          <mrow>
            <mi mathvariant="italic">expressionComparaison</mi>
            <mi/>
            <mo stretchy="false">→</mo>
            <mi/>
            <mi mathvariant="italic">expression</mi>
            <mi mathvariant="italic">DIFF</mi>
            <mi mathvariant="italic">expression</mi>
            <mtext>|</mtext>
            <mi mathvariant="italic">expression</mi>
            <mi mathvariant="italic">INFEGAL</mi>
            <mi mathvariant="italic">expression</mi>
            <mtext>|</mtext>
            <mi mathvariant="italic">expression</mi>
            <mi mathvariant="italic">INF</mi>
            <mi mathvariant="italic">expression</mi>
          </mrow>
        </mtd>
      </mtr>
      <mtr>
        <mtd>
          <mrow>
            <mi/>
            <mtext>|</mtext>
            <mi mathvariant="italic">expression</mi>
            <mtext>SUP</mtext>
            <mi mathvariant="italic">expression</mi>
            <mtext>|</mtext>
            <mi mathvariant="italic">expression</mi>
            <mi mathvariant="italic">SUPEGAL</mi>
            <mi mathvariant="italic">expression</mi>
            <mtext>|</mtext>
            <mi mathvariant="italic">expression</mi>
            <mi mathvariant="italic">EGAL</mi>
            <mi mathvariant="italic">expression</mi>
          </mrow>
        </mtd>
      </mtr>
    </mtable>
    <annotation encoding="StarMath 5.0">P ~:  ~ CodeSourceAva ~rightarrow~   enTete ~listeDeclaration~ listeInstruction newline  
enTete ~rightarrow~  PROG STRING FININSTR newline
listeDeclaration ~rightarrow~  mot vide
				"|" declarationVariable listeDeclaration newline
declarationVariable ~rightarrow~  declarationDeType listeDeVariable FININSTR newline

declarationDeType ~rightarrow~  DECLINT
				"|" DECLBOOL newline
 

listeDeVariable ~rightarrow~  IDENT SEPVAR listeDeVariable
				"|" IDENT newline
 

listeInstruction ~rightarrow~  mot vide
             			"|" instruction listeInstruction newline
 


instruction ~rightarrow~  affectation FININSTR 
			"|" impression FININSTR 
			"|" lecture FININSTR 
			"|" structureConditionnelle FININSTR newline ~~~~~~~~~~~~~~~
			"|" structureIterative FININSTR newline
 

affectation ~rightarrow~  IDENT AFF expression newline
 

impression ~rightarrow~  fonctionStdOut OPENPARENTH formatImpression SEPVAR paramImpression CLOSEPARENTH "|" WRITELN newline
 

fonctionStdOut ~rightarrow~  WRITE "|" WRITELN newline
 

formatImpression ~rightarrow~  FORMATENTIER "|" FORMATBOOLEEN "|" FORMATCHAINE newline
 

paramImpression ~rightarrow~  expression "|" STRING newline
 

lecture ~rightarrow~  READ IDENT newline
 

structureConditionnelle ~rightarrow~  IF expression THEN listeInstruction ENDIF newline ~~~~~~~~~~~~~~~~~~~~~~~~~~~~~ 
					"|" IF expression THEN listeInstruction ELSE listeInstruction ENDIF newline
 

structureIterative ~rightarrow~  WHILE expression LOOP listeInstruction ENDLOOP newline

expression ~rightarrow~    ENTIER 
		      "|" IDENT 
		      "|" OPENPARENTH expression CLOSEPARENTH 
		      "|" expressionComparaison newline ~~~~~~~~~~~~~~~
		      "|" VRAI "|" FAUX 
		      "|" NOT expression 
		      "|" expression "AND"` expression 
		      "|" expression `"OR" expression newline ~~~~~~~~~~~~~~~
		      "|" expression PLUS expression 
		      "|" expression MOINS expression 
		      "|" expression MULT expression newline ~~~~~~~~~~~~~~~
		      "|" expression "DIV" expression 
		      "|" expression MODULO expression 
		      "|" MOINS expression (note : moins unaire)newline
 

expressionComparaison ~rightarrow~  expression DIFF expression 
					"|" expression INFEGAL expression 
					"|" expression INF expression newline ~~~~~~~~~~~~~~~~~~~~~~~~~~~~
					"|" expression "SUP" expression 
					"|" expression SUPEGAL expression 
					"|" expression EGAL expression newline
</annotation>
  </semantics>
</math>
</file>

<file path=Object 5/content.xml><?xml version="1.0" encoding="utf-8"?>
<math xmlns="http://www.w3.org/1998/Math/MathML">
  <semantics>
    <mrow>
      <mtext>int</mtext>
      <mi mathvariant="italic">vari</mi>
      <mi/>
      <mi mathvariant="normal">⇒</mi>
      <mi/>
      <mrow>
        <mi mathvariant="italic">vari</mi>
        <mi mathvariant="normal">∈</mi>
        <mi/>
      </mrow>
      <mi mathvariant="italic">IDENT</mi>
    </mrow>
    <annotation encoding="StarMath 5.0">"int" vari  ~drarrow~ vari in `IDENT  </annotation>
  </semantics>
</math>
</file>

<file path=Object 6/content.xml><?xml version="1.0" encoding="utf-8"?>
<math xmlns="http://www.w3.org/1998/Math/MathML">
  <semantics>
    <mrow>
      <mi mathvariant="italic">boolean</mi>
      <mi mathvariant="italic">varj</mi>
      <mi/>
      <mi mathvariant="normal">⇒</mi>
      <mi/>
      <mrow>
        <mi mathvariant="italic">varj</mi>
        <mi mathvariant="normal">∈</mi>
        <mi/>
      </mrow>
      <mi mathvariant="italic">IDBOOL</mi>
    </mrow>
    <annotation encoding="StarMath 5.0">boolean varj  ~drarrow~ varj in `IDBOOL  </annotation>
  </semantics>
</math>
</file>

<file path=Object 7/content.xml><?xml version="1.0" encoding="utf-8"?>
<math xmlns="http://www.w3.org/1998/Math/MathML">
  <semantics>
    <mrow>
      <mi>E</mi>
      <mo stretchy="false">→</mo>
      <mi/>
      <mrow>
        <mi>E</mi>
        <mo stretchy="false">+</mo>
        <mi>E</mi>
      </mrow>
      <mi/>
      <mtext>|</mtext>
      <mi/>
      <mrow>
        <mi>E</mi>
        <mi mathvariant="normal">−</mi>
        <mi>E</mi>
      </mrow>
      <mi/>
      <mtext>|</mtext>
      <mi/>
      <mrow>
        <mi>E</mi>
        <mi mathvariant="normal">∗</mi>
        <mi>E</mi>
      </mrow>
      <mi/>
      <mtext>|</mtext>
      <mi/>
      <mi>E</mi>
      <mrow>
        <mi/>
        <mi mathvariant="normal">/</mi>
        <mi/>
      </mrow>
      <mi>E</mi>
      <mi/>
      <mtext>|</mtext>
      <mi/>
      <mi>E</mi>
      <mi mathvariant="italic">mod</mi>
      <mi>E</mi>
      <mi/>
      <mtext>|</mtext>
      <mrow>
        <mi/>
        <mi mathvariant="normal">−</mi>
        <mi>E</mi>
      </mrow>
      <mi/>
      <mtext>|</mtext>
      <mi/>
      <mrow>
        <mo stretchy="false">(</mo>
        <mi>E</mi>
        <mo stretchy="false">)</mo>
      </mrow>
      <mi/>
      <mtext>|</mtext>
    </mrow>
    <annotation encoding="StarMath 5.0">E rightarrow `E + E `"|"`E - E `"|"`E * E `"|"`E `/ `E `"|"`E mod E `"|" `-E` "|"` (E) `"|"</annotation>
  </semantics>
</math>
</file>

<file path=Object 8/content.xml><?xml version="1.0" encoding="utf-8"?>
<math xmlns="http://www.w3.org/1998/Math/MathML">
  <semantics>
    <mrow>
      <mi mathvariant="italic">IDENT</mi>
      <mo stretchy="false">→</mo>
      <mi/>
      <mrow>
        <mi stretchy="false" mathvariant="normal">[</mi>
        <mrow>
          <mi mathvariant="normal">:</mi>
          <mi mathvariant="italic">jletter</mi>
          <mi mathvariant="normal">:</mi>
        </mrow>
        <mi stretchy="false" mathvariant="normal">]</mi>
      </mrow>
      <mn>.</mn>
      <mrow>
        <mrow>
          <mi stretchy="false" mathvariant="normal">[</mi>
          <mrow>
            <mi mathvariant="normal">:</mi>
            <mi mathvariant="italic">jletterdigit</mi>
            <mi mathvariant="normal">:</mi>
          </mrow>
          <mi stretchy="false" mathvariant="normal">]</mi>
        </mrow>
        <mi mathvariant="normal">∗</mi>
        <mi/>
      </mrow>
    </mrow>
    <annotation encoding="StarMath 5.0">IDENT rightarrow ` [:jletter:].[:jletterdigit:]* `</annotation>
  </semantics>
</math>
</file>

<file path=Object 9/content.xml><?xml version="1.0" encoding="utf-8"?>
<math xmlns="http://www.w3.org/1998/Math/MathML">
  <semantics>
    <mrow>
      <mi mathvariant="italic">ENTIER</mi>
      <mo stretchy="false">→</mo>
      <mi/>
      <mrow>
        <mrow>
          <mi stretchy="false" mathvariant="normal">[</mi>
          <mrow>
            <mi mathvariant="normal">:</mi>
            <mi mathvariant="italic">digit</mi>
            <mi mathvariant="normal">:</mi>
          </mrow>
          <mi stretchy="false" mathvariant="normal">]</mi>
        </mrow>
        <mo stretchy="false">+</mo>
        <mi/>
      </mrow>
    </mrow>
    <annotation encoding="StarMath 5.0">ENTIER rightarrow ` [:digit:]+ `</annotation>
  </semantics>
</math>
</file>